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font-name="Liberation Sans1"/>
    </style:style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449in" svg:x="6.2244in" svg:y="0.1256in">
            <draw:object draw:notify-on-update-of-ranges="Sheet1.C1:Sheet1.C1 Sheet1.C2:Sheet1.C183 Sheet1.D1:Sheet1.D1 Sheet1.D2:Sheet1.D1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in" svg:height="3.5449in" svg:x="6.2244in" svg:y="3.9008in">
            <draw:object draw:notify-on-update-of-ranges="Sheet1.C88:Sheet1.C172 Sheet1.D1:Sheet1.D1 Sheet1.D88:Sheet1.D172 Sheet1.C88:Sheet1.C172 Sheet1.E1:Sheet1.E1 Sheet1.E88:Sheet1.E1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239.841939" calcext:value-type="float">
            <text:p>1239.841939</text:p>
          </table:table-cell>
          <table:table-cell office:value-type="string" calcext:value-type="string">
            <text:p>E (eV)</text:p>
          </table:table-cell>
          <table:table-cell table:style-name="ce2" office:value-type="string" calcext:value-type="string">
            <text:p>λ (nm)</text:p>
          </table:table-cell>
          <table:table-cell office:value-type="string" calcext:value-type="string">
            <text:p>scintillation component</text:p>
          </table:table-cell>
          <table:table-cell office:value-type="string" calcext:value-type="string">
            <text:p>Gaussia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611" calcext:value-type="float">
            <text:p>5.611</text:p>
          </table:table-cell>
          <table:table-cell table:formula="of:=hcnm/[.B2]" office:value-type="float" office:value="220.966305293174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table:formula="of:=EXP(-2*([.C2]-MEAN)*([.C2]-MEAN)/(FWHM*FWHM))" office:value-type="float" office:value="4.00082497604995E-091" calcext:value-type="float">
            <text:p>4.00082497604995E-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556" calcext:value-type="float">
            <text:p>5.556</text:p>
          </table:table-cell>
          <table:table-cell table:formula="of:=hcnm/[.B3]" office:value-type="float" office:value="223.153696724262" calcext:value-type="float">
            <text:p>223.2</text:p>
          </table:table-cell>
          <table:table-cell office:value-type="float" office:value="0" calcext:value-type="float">
            <text:p>0</text:p>
          </table:table-cell>
          <table:table-cell table:formula="of:=EXP(-2*([.C3]-MEAN)*([.C3]-MEAN)/(FWHM*FWHM))" office:value-type="float" office:value="3.38861927889234E-089" calcext:value-type="float">
            <text:p>3.38861927889234E-89</text:p>
          </table:table-cell>
        </table:table-row>
        <table:table-row table:style-name="ro1">
          <table:table-cell/>
          <table:table-cell office:value-type="float" office:value="5.493" calcext:value-type="float">
            <text:p>5.493</text:p>
          </table:table-cell>
          <table:table-cell table:formula="of:=hcnm/[.B4]" office:value-type="float" office:value="225.713078281449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table:formula="of:=EXP(-2*([.C4]-MEAN)*([.C4]-MEAN)/(FWHM*FWHM))" office:value-type="float" office:value="5.74607636281155E-087" calcext:value-type="float">
            <text:p>5.74607636281155E-87</text:p>
          </table:table-cell>
        </table:table-row>
        <table:table-row table:style-name="ro1">
          <table:table-cell/>
          <table:table-cell office:value-type="float" office:value="5.413" calcext:value-type="float">
            <text:p>5.413</text:p>
          </table:table-cell>
          <table:table-cell table:formula="of:=hcnm/[.B5]" office:value-type="float" office:value="229.04894494734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table:formula="of:=EXP(-2*([.C5]-MEAN)*([.C5]-MEAN)/(FWHM*FWHM))" office:value-type="float" office:value="4.19153883513435E-084" calcext:value-type="float">
            <text:p>4.19153883513435E-84</text:p>
          </table:table-cell>
        </table:table-row>
        <table:table-row table:style-name="ro1">
          <table:table-cell/>
          <table:table-cell office:value-type="float" office:value="5.33" calcext:value-type="float">
            <text:p>5.33</text:p>
          </table:table-cell>
          <table:table-cell table:formula="of:=hcnm/[.B6]" office:value-type="float" office:value="232.615748405253" calcext:value-type="float">
            <text:p>232.6</text:p>
          </table:table-cell>
          <table:table-cell office:value-type="float" office:value="0" calcext:value-type="float">
            <text:p>0</text:p>
          </table:table-cell>
          <table:table-cell table:formula="of:=EXP(-2*([.C6]-MEAN)*([.C6]-MEAN)/(FWHM*FWHM))" office:value-type="float" office:value="4.26691559939453E-081" calcext:value-type="float">
            <text:p>4.26691559939453E-81</text:p>
          </table:table-cell>
        </table:table-row>
        <table:table-row table:style-name="ro1">
          <table:table-cell/>
          <table:table-cell office:value-type="float" office:value="5.294" calcext:value-type="float">
            <text:p>5.294</text:p>
          </table:table-cell>
          <table:table-cell table:formula="of:=hcnm/[.B7]" office:value-type="float" office:value="234.197570646014" calcext:value-type="float">
            <text:p>234.2</text:p>
          </table:table-cell>
          <table:table-cell office:value-type="float" office:value="0" calcext:value-type="float">
            <text:p>0</text:p>
          </table:table-cell>
          <table:table-cell table:formula="of:=EXP(-2*([.C7]-MEAN)*([.C7]-MEAN)/(FWHM*FWHM))" office:value-type="float" office:value="8.83721871911397E-080" calcext:value-type="float">
            <text:p>8.83721871911397E-80</text:p>
          </table:table-cell>
        </table:table-row>
        <table:table-row table:style-name="ro1">
          <table:table-cell/>
          <table:table-cell office:value-type="float" office:value="5.265" calcext:value-type="float">
            <text:p>5.265</text:p>
          </table:table-cell>
          <table:table-cell table:formula="of:=hcnm/[.B8]" office:value-type="float" office:value="235.487547768281" calcext:value-type="float">
            <text:p>235.5</text:p>
          </table:table-cell>
          <table:table-cell office:value-type="float" office:value="0" calcext:value-type="float">
            <text:p>0</text:p>
          </table:table-cell>
          <table:table-cell table:formula="of:=EXP(-2*([.C8]-MEAN)*([.C8]-MEAN)/(FWHM*FWHM))" office:value-type="float" office:value="1.02715156371536E-078" calcext:value-type="float">
            <text:p>1.02715156371536E-78</text:p>
          </table:table-cell>
        </table:table-row>
        <table:table-row table:style-name="ro1">
          <table:table-cell/>
          <table:table-cell office:value-type="float" office:value="5.235" calcext:value-type="float">
            <text:p>5.235</text:p>
          </table:table-cell>
          <table:table-cell table:formula="of:=hcnm/[.B9]" office:value-type="float" office:value="236.83704660936" calcext:value-type="float">
            <text:p>236.8</text:p>
          </table:table-cell>
          <table:table-cell office:value-type="float" office:value="0" calcext:value-type="float">
            <text:p>0</text:p>
          </table:table-cell>
          <table:table-cell table:formula="of:=EXP(-2*([.C9]-MEAN)*([.C9]-MEAN)/(FWHM*FWHM))" office:value-type="float" office:value="1.31333147163087E-077" calcext:value-type="float">
            <text:p>1.31333147163087E-77</text:p>
          </table:table-cell>
        </table:table-row>
        <table:table-row table:style-name="ro1">
          <table:table-cell/>
          <table:table-cell office:value-type="float" office:value="5.202" calcext:value-type="float">
            <text:p>5.202</text:p>
          </table:table-cell>
          <table:table-cell table:formula="of:=hcnm/[.B10]" office:value-type="float" office:value="238.339473087274" calcext:value-type="float">
            <text:p>238.3</text:p>
          </table:table-cell>
          <table:table-cell office:value-type="float" office:value="0" calcext:value-type="float">
            <text:p>0</text:p>
          </table:table-cell>
          <table:table-cell table:formula="of:=EXP(-2*([.C10]-MEAN)*([.C10]-MEAN)/(FWHM*FWHM))" office:value-type="float" office:value="2.19395429728858E-076" calcext:value-type="float">
            <text:p>2.19395429728858E-76</text:p>
          </table:table-cell>
        </table:table-row>
        <table:table-row table:style-name="ro1">
          <table:table-cell/>
          <table:table-cell office:value-type="float" office:value="5.174" calcext:value-type="float">
            <text:p>5.174</text:p>
          </table:table-cell>
          <table:table-cell table:formula="of:=hcnm/[.B11]" office:value-type="float" office:value="239.629288558175" calcext:value-type="float">
            <text:p>239.6</text:p>
          </table:table-cell>
          <table:table-cell office:value-type="float" office:value="0" calcext:value-type="float">
            <text:p>0</text:p>
          </table:table-cell>
          <table:table-cell table:formula="of:=EXP(-2*([.C11]-MEAN)*([.C11]-MEAN)/(FWHM*FWHM))" office:value-type="float" office:value="2.41664127274243E-075" calcext:value-type="float">
            <text:p>2.41664127274243E-75</text:p>
          </table:table-cell>
        </table:table-row>
        <table:table-row table:style-name="ro1">
          <table:table-cell/>
          <table:table-cell office:value-type="float" office:value="5.143" calcext:value-type="float">
            <text:p>5.143</text:p>
          </table:table-cell>
          <table:table-cell table:formula="of:=hcnm/[.B12]" office:value-type="float" office:value="241.073680536652" calcext:value-type="float">
            <text:p>241.1</text:p>
          </table:table-cell>
          <table:table-cell office:value-type="float" office:value="0" calcext:value-type="float">
            <text:p>0</text:p>
          </table:table-cell>
          <table:table-cell table:formula="of:=EXP(-2*([.C12]-MEAN)*([.C12]-MEAN)/(FWHM*FWHM))" office:value-type="float" office:value="3.47933757929885E-074" calcext:value-type="float">
            <text:p>3.47933757929885E-74</text:p>
          </table:table-cell>
        </table:table-row>
        <table:table-row table:style-name="ro1">
          <table:table-cell/>
          <table:table-cell office:value-type="float" office:value="5.099" calcext:value-type="float">
            <text:p>5.099</text:p>
          </table:table-cell>
          <table:table-cell table:formula="of:=hcnm/[.B13]" office:value-type="float" office:value="243.153939792116" calcext:value-type="float">
            <text:p>243.2</text:p>
          </table:table-cell>
          <table:table-cell office:value-type="float" office:value="0" calcext:value-type="float">
            <text:p>0</text:p>
          </table:table-cell>
          <table:table-cell table:formula="of:=EXP(-2*([.C13]-MEAN)*([.C13]-MEAN)/(FWHM*FWHM))" office:value-type="float" office:value="1.5623305205923E-072" calcext:value-type="float">
            <text:p>1.5623305205923E-72</text:p>
          </table:table-cell>
        </table:table-row>
        <table:table-row table:style-name="ro1">
          <table:table-cell/>
          <table:table-cell office:value-type="float" office:value="5.015" calcext:value-type="float">
            <text:p>5.015</text:p>
          </table:table-cell>
          <table:table-cell table:formula="of:=hcnm/[.B14]" office:value-type="float" office:value="247.226707676969" calcext:value-type="float">
            <text:p>247.2</text:p>
          </table:table-cell>
          <table:table-cell office:value-type="float" office:value="0" calcext:value-type="float">
            <text:p>0</text:p>
          </table:table-cell>
          <table:table-cell table:formula="of:=EXP(-2*([.C14]-MEAN)*([.C14]-MEAN)/(FWHM*FWHM))" office:value-type="float" office:value="2.36707283183655E-069" calcext:value-type="float">
            <text:p>2.36707283183655E-69</text:p>
          </table:table-cell>
        </table:table-row>
        <table:table-row table:style-name="ro1">
          <table:table-cell/>
          <table:table-cell office:value-type="float" office:value="4.953" calcext:value-type="float">
            <text:p>4.953</text:p>
          </table:table-cell>
          <table:table-cell table:formula="of:=hcnm/[.B15]" office:value-type="float" office:value="250.321409045023" calcext:value-type="float">
            <text:p>250.3</text:p>
          </table:table-cell>
          <table:table-cell office:value-type="float" office:value="0" calcext:value-type="float">
            <text:p>0</text:p>
          </table:table-cell>
          <table:table-cell table:formula="of:=EXP(-2*([.C15]-MEAN)*([.C15]-MEAN)/(FWHM*FWHM))" office:value-type="float" office:value="5.52979387301589E-067" calcext:value-type="float">
            <text:p>5.52979387301589E-67</text:p>
          </table:table-cell>
        </table:table-row>
        <table:table-row table:style-name="ro1">
          <table:table-cell/>
          <table:table-cell office:value-type="float" office:value="4.928" calcext:value-type="float">
            <text:p>4.928</text:p>
          </table:table-cell>
          <table:table-cell table:formula="of:=hcnm/[.B16]" office:value-type="float" office:value="251.591302556818" calcext:value-type="float">
            <text:p>251.6</text:p>
          </table:table-cell>
          <table:table-cell office:value-type="float" office:value="0" calcext:value-type="float">
            <text:p>0</text:p>
          </table:table-cell>
          <table:table-cell table:formula="of:=EXP(-2*([.C16]-MEAN)*([.C16]-MEAN)/(FWHM*FWHM))" office:value-type="float" office:value="5.04165495818248E-066" calcext:value-type="float">
            <text:p>5.04165495818248E-66</text:p>
          </table:table-cell>
        </table:table-row>
        <table:table-row table:style-name="ro1">
          <table:table-cell/>
          <table:table-cell office:value-type="float" office:value="4.905" calcext:value-type="float">
            <text:p>4.905</text:p>
          </table:table-cell>
          <table:table-cell table:formula="of:=hcnm/[.B17]" office:value-type="float" office:value="252.771037512742" calcext:value-type="float">
            <text:p>252.8</text:p>
          </table:table-cell>
          <table:table-cell office:value-type="float" office:value="0" calcext:value-type="float">
            <text:p>0</text:p>
          </table:table-cell>
          <table:table-cell table:formula="of:=EXP(-2*([.C17]-MEAN)*([.C17]-MEAN)/(FWHM*FWHM))" office:value-type="float" office:value="3.87270584479094E-065" calcext:value-type="float">
            <text:p>3.87270584479094E-65</text:p>
          </table:table-cell>
        </table:table-row>
        <table:table-row table:style-name="ro1">
          <table:table-cell/>
          <table:table-cell office:value-type="float" office:value="4.886" calcext:value-type="float">
            <text:p>4.886</text:p>
          </table:table-cell>
          <table:table-cell table:formula="of:=hcnm/[.B18]" office:value-type="float" office:value="253.753978510029" calcext:value-type="float">
            <text:p>253.8</text:p>
          </table:table-cell>
          <table:table-cell office:value-type="float" office:value="0" calcext:value-type="float">
            <text:p>0</text:p>
          </table:table-cell>
          <table:table-cell table:formula="of:=EXP(-2*([.C18]-MEAN)*([.C18]-MEAN)/(FWHM*FWHM))" office:value-type="float" office:value="2.09477588370565E-064" calcext:value-type="float">
            <text:p>2.09477588370565E-64</text:p>
          </table:table-cell>
        </table:table-row>
        <table:table-row table:style-name="ro1">
          <table:table-cell/>
          <table:table-cell office:value-type="float" office:value="4.869" calcext:value-type="float">
            <text:p>4.869</text:p>
          </table:table-cell>
          <table:table-cell table:formula="of:=hcnm/[.B19]" office:value-type="float" office:value="254.639954610803" calcext:value-type="float">
            <text:p>254.6</text:p>
          </table:table-cell>
          <table:table-cell office:value-type="float" office:value="0" calcext:value-type="float">
            <text:p>0</text:p>
          </table:table-cell>
          <table:table-cell table:formula="of:=EXP(-2*([.C19]-MEAN)*([.C19]-MEAN)/(FWHM*FWHM))" office:value-type="float" office:value="9.51358356765863E-064" calcext:value-type="float">
            <text:p>9.51358356765863E-64</text:p>
          </table:table-cell>
        </table:table-row>
        <table:table-row table:style-name="ro1">
          <table:table-cell/>
          <table:table-cell office:value-type="float" office:value="4.853" calcext:value-type="float">
            <text:p>4.853</text:p>
          </table:table-cell>
          <table:table-cell table:formula="of:=hcnm/[.B20]" office:value-type="float" office:value="255.479484648671" calcext:value-type="float">
            <text:p>255.5</text:p>
          </table:table-cell>
          <table:table-cell office:value-type="float" office:value="0" calcext:value-type="float">
            <text:p>0</text:p>
          </table:table-cell>
          <table:table-cell table:formula="of:=EXP(-2*([.C20]-MEAN)*([.C20]-MEAN)/(FWHM*FWHM))" office:value-type="float" office:value="3.96234187769254E-063" calcext:value-type="float">
            <text:p>3.96234187769254E-63</text:p>
          </table:table-cell>
        </table:table-row>
        <table:table-row table:style-name="ro1">
          <table:table-cell/>
          <table:table-cell office:value-type="float" office:value="4.84" calcext:value-type="float">
            <text:p>4.84</text:p>
          </table:table-cell>
          <table:table-cell table:formula="of:=hcnm/[.B21]" office:value-type="float" office:value="256.165689876033" calcext:value-type="float">
            <text:p>256.2</text:p>
          </table:table-cell>
          <table:table-cell office:value-type="float" office:value="0" calcext:value-type="float">
            <text:p>0</text:p>
          </table:table-cell>
          <table:table-cell table:formula="of:=EXP(-2*([.C21]-MEAN)*([.C21]-MEAN)/(FWHM*FWHM))" office:value-type="float" office:value="1.26510407364519E-062" calcext:value-type="float">
            <text:p>1.26510407364519E-62</text:p>
          </table:table-cell>
        </table:table-row>
        <table:table-row table:style-name="ro1">
          <table:table-cell/>
          <table:table-cell office:value-type="float" office:value="4.828" calcext:value-type="float">
            <text:p>4.828</text:p>
          </table:table-cell>
          <table:table-cell table:formula="of:=hcnm/[.B22]" office:value-type="float" office:value="256.80239001657" calcext:value-type="float">
            <text:p>256.8</text:p>
          </table:table-cell>
          <table:table-cell office:value-type="float" office:value="0" calcext:value-type="float">
            <text:p>0</text:p>
          </table:table-cell>
          <table:table-cell table:formula="of:=EXP(-2*([.C22]-MEAN)*([.C22]-MEAN)/(FWHM*FWHM))" office:value-type="float" office:value="3.69912292754461E-062" calcext:value-type="float">
            <text:p>3.69912292754461E-62</text:p>
          </table:table-cell>
        </table:table-row>
        <table:table-row table:style-name="ro1">
          <table:table-cell/>
          <table:table-cell office:value-type="float" office:value="4.813" calcext:value-type="float">
            <text:p>4.813</text:p>
          </table:table-cell>
          <table:table-cell table:formula="of:=hcnm/[.B23]" office:value-type="float" office:value="257.602729898192" calcext:value-type="float">
            <text:p>257.6</text:p>
          </table:table-cell>
          <table:table-cell office:value-type="float" office:value="0" calcext:value-type="float">
            <text:p>0</text:p>
          </table:table-cell>
          <table:table-cell table:formula="of:=EXP(-2*([.C23]-MEAN)*([.C23]-MEAN)/(FWHM*FWHM))" office:value-type="float" office:value="1.41688455355196E-061" calcext:value-type="float">
            <text:p>1.41688455355196E-61</text:p>
          </table:table-cell>
        </table:table-row>
        <table:table-row table:style-name="ro1">
          <table:table-cell/>
          <table:table-cell office:value-type="float" office:value="4.798" calcext:value-type="float">
            <text:p>4.798</text:p>
          </table:table-cell>
          <table:table-cell table:formula="of:=hcnm/[.B24]" office:value-type="float" office:value="258.408073989162" calcext:value-type="float">
            <text:p>258.4</text:p>
          </table:table-cell>
          <table:table-cell office:value-type="float" office:value="0" calcext:value-type="float">
            <text:p>0</text:p>
          </table:table-cell>
          <table:table-cell table:formula="of:=EXP(-2*([.C24]-MEAN)*([.C24]-MEAN)/(FWHM*FWHM))" office:value-type="float" office:value="5.43762080203578E-061" calcext:value-type="float">
            <text:p>5.43762080203578E-61</text:p>
          </table:table-cell>
        </table:table-row>
        <table:table-row table:style-name="ro1">
          <table:table-cell/>
          <table:table-cell office:value-type="float" office:value="4.788" calcext:value-type="float">
            <text:p>4.788</text:p>
          </table:table-cell>
          <table:table-cell table:formula="of:=hcnm/[.B25]" office:value-type="float" office:value="258.947773391813" calcext:value-type="float">
            <text:p>258.9</text:p>
          </table:table-cell>
          <table:table-cell office:value-type="float" office:value="0" calcext:value-type="float">
            <text:p>0</text:p>
          </table:table-cell>
          <table:table-cell table:formula="of:=EXP(-2*([.C25]-MEAN)*([.C25]-MEAN)/(FWHM*FWHM))" office:value-type="float" office:value="1.33428527233519E-060" calcext:value-type="float">
            <text:p>1.33428527233519E-60</text:p>
          </table:table-cell>
        </table:table-row>
        <table:table-row table:style-name="ro1">
          <table:table-cell/>
          <table:table-cell office:value-type="float" office:value="4.775" calcext:value-type="float">
            <text:p>4.775</text:p>
          </table:table-cell>
          <table:table-cell table:formula="of:=hcnm/[.B26]" office:value-type="float" office:value="259.652762094241" calcext:value-type="float">
            <text:p>259.7</text:p>
          </table:table-cell>
          <table:table-cell office:value-type="float" office:value="0" calcext:value-type="float">
            <text:p>0</text:p>
          </table:table-cell>
          <table:table-cell table:formula="of:=EXP(-2*([.C26]-MEAN)*([.C26]-MEAN)/(FWHM*FWHM))" office:value-type="float" office:value="4.29117318102302E-060" calcext:value-type="float">
            <text:p>4.29117318102302E-60</text:p>
          </table:table-cell>
        </table:table-row>
        <table:table-row table:style-name="ro1">
          <table:table-cell/>
          <table:table-cell office:value-type="float" office:value="4.763" calcext:value-type="float">
            <text:p>4.763</text:p>
          </table:table-cell>
          <table:table-cell table:formula="of:=hcnm/[.B27]" office:value-type="float" office:value="260.306936594583" calcext:value-type="float">
            <text:p>260.3</text:p>
          </table:table-cell>
          <table:table-cell office:value-type="float" office:value="0" calcext:value-type="float">
            <text:p>0</text:p>
          </table:table-cell>
          <table:table-cell table:formula="of:=EXP(-2*([.C27]-MEAN)*([.C27]-MEAN)/(FWHM*FWHM))" office:value-type="float" office:value="1.26300628214886E-059" calcext:value-type="float">
            <text:p>1.26300628214886E-59</text:p>
          </table:table-cell>
        </table:table-row>
        <table:table-row table:style-name="ro1">
          <table:table-cell/>
          <table:table-cell office:value-type="float" office:value="4.751" calcext:value-type="float">
            <text:p>4.751</text:p>
          </table:table-cell>
          <table:table-cell table:formula="of:=hcnm/[.B28]" office:value-type="float" office:value="260.964415701957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table:formula="of:=EXP(-2*([.C28]-MEAN)*([.C28]-MEAN)/(FWHM*FWHM))" office:value-type="float" office:value="3.72160827426226E-059" calcext:value-type="float">
            <text:p>3.72160827426226E-59</text:p>
          </table:table-cell>
        </table:table-row>
        <table:table-row table:style-name="ro1">
          <table:table-cell/>
          <table:table-cell office:value-type="float" office:value="4.74" calcext:value-type="float">
            <text:p>4.74</text:p>
          </table:table-cell>
          <table:table-cell table:formula="of:=hcnm/[.B29]" office:value-type="float" office:value="261.570029324894" calcext:value-type="float">
            <text:p>261.6</text:p>
          </table:table-cell>
          <table:table-cell office:value-type="float" office:value="0" calcext:value-type="float">
            <text:p>0</text:p>
          </table:table-cell>
          <table:table-cell table:formula="of:=EXP(-2*([.C29]-MEAN)*([.C29]-MEAN)/(FWHM*FWHM))" office:value-type="float" office:value="1.00316381365254E-058" calcext:value-type="float">
            <text:p>1.00316381365254E-58</text:p>
          </table:table-cell>
        </table:table-row>
        <table:table-row table:style-name="ro1">
          <table:table-cell/>
          <table:table-cell office:value-type="float" office:value="4.727" calcext:value-type="float">
            <text:p>4.727</text:p>
          </table:table-cell>
          <table:table-cell table:formula="of:=hcnm/[.B30]" office:value-type="float" office:value="262.289388407023" calcext:value-type="float">
            <text:p>262.3</text:p>
          </table:table-cell>
          <table:table-cell office:value-type="float" office:value="0" calcext:value-type="float">
            <text:p>0</text:p>
          </table:table-cell>
          <table:table-cell table:formula="of:=EXP(-2*([.C30]-MEAN)*([.C30]-MEAN)/(FWHM*FWHM))" office:value-type="float" office:value="3.24209513963281E-058" calcext:value-type="float">
            <text:p>3.24209513963281E-58</text:p>
          </table:table-cell>
        </table:table-row>
        <table:table-row table:style-name="ro1">
          <table:table-cell/>
          <table:table-cell office:value-type="float" office:value="4.72" calcext:value-type="float">
            <text:p>4.72</text:p>
          </table:table-cell>
          <table:table-cell table:formula="of:=hcnm/[.B31]" office:value-type="float" office:value="262.67837690678" calcext:value-type="float">
            <text:p>262.7</text:p>
          </table:table-cell>
          <table:table-cell office:value-type="float" office:value="0" calcext:value-type="float">
            <text:p>0</text:p>
          </table:table-cell>
          <table:table-cell table:formula="of:=EXP(-2*([.C31]-MEAN)*([.C31]-MEAN)/(FWHM*FWHM))" office:value-type="float" office:value="6.10061005727024E-058" calcext:value-type="float">
            <text:p>6.10061005727024E-58</text:p>
          </table:table-cell>
        </table:table-row>
        <table:table-row table:style-name="ro1">
          <table:table-cell/>
          <table:table-cell office:value-type="float" office:value="4.713" calcext:value-type="float">
            <text:p>4.713</text:p>
          </table:table-cell>
          <table:table-cell table:formula="of:=hcnm/[.B32]" office:value-type="float" office:value="263.068520899639" calcext:value-type="float">
            <text:p>263.1</text:p>
          </table:table-cell>
          <table:table-cell office:value-type="float" office:value="0" calcext:value-type="float">
            <text:p>0</text:p>
          </table:table-cell>
          <table:table-cell table:formula="of:=EXP(-2*([.C32]-MEAN)*([.C32]-MEAN)/(FWHM*FWHM))" office:value-type="float" office:value="1.14835522848107E-057" calcext:value-type="float">
            <text:p>1.14835522848107E-57</text:p>
          </table:table-cell>
        </table:table-row>
        <table:table-row table:style-name="ro1">
          <table:table-cell/>
          <table:table-cell office:value-type="float" office:value="4.706" calcext:value-type="float">
            <text:p>4.706</text:p>
          </table:table-cell>
          <table:table-cell table:formula="of:=hcnm/[.B33]" office:value-type="float" office:value="263.459825541861" calcext:value-type="float">
            <text:p>263.5</text:p>
          </table:table-cell>
          <table:table-cell office:value-type="float" office:value="0" calcext:value-type="float">
            <text:p>0</text:p>
          </table:table-cell>
          <table:table-cell table:formula="of:=EXP(-2*([.C33]-MEAN)*([.C33]-MEAN)/(FWHM*FWHM))" office:value-type="float" office:value="2.1623821923876E-057" calcext:value-type="float">
            <text:p>2.1623821923876E-57</text:p>
          </table:table-cell>
        </table:table-row>
        <table:table-row table:style-name="ro1">
          <table:table-cell/>
          <table:table-cell office:value-type="float" office:value="4.699" calcext:value-type="float">
            <text:p>4.699</text:p>
          </table:table-cell>
          <table:table-cell table:formula="of:=hcnm/[.B34]" office:value-type="float" office:value="263.85229602043" calcext:value-type="float">
            <text:p>263.9</text:p>
          </table:table-cell>
          <table:table-cell office:value-type="float" office:value="0" calcext:value-type="float">
            <text:p>0</text:p>
          </table:table-cell>
          <table:table-cell table:formula="of:=EXP(-2*([.C34]-MEAN)*([.C34]-MEAN)/(FWHM*FWHM))" office:value-type="float" office:value="4.07323616980779E-057" calcext:value-type="float">
            <text:p>4.07323616980779E-57</text:p>
          </table:table-cell>
        </table:table-row>
        <table:table-row table:style-name="ro1">
          <table:table-cell/>
          <table:table-cell office:value-type="float" office:value="4.692" calcext:value-type="float">
            <text:p>4.692</text:p>
          </table:table-cell>
          <table:table-cell table:formula="of:=hcnm/[.B35]" office:value-type="float" office:value="264.245937553282" calcext:value-type="float">
            <text:p>264.2</text:p>
          </table:table-cell>
          <table:table-cell office:value-type="float" office:value="0" calcext:value-type="float">
            <text:p>0</text:p>
          </table:table-cell>
          <table:table-cell table:formula="of:=EXP(-2*([.C35]-MEAN)*([.C35]-MEAN)/(FWHM*FWHM))" office:value-type="float" office:value="7.675299649907E-057" calcext:value-type="float">
            <text:p>7.675299649907E-57</text:p>
          </table:table-cell>
        </table:table-row>
        <table:table-row table:style-name="ro1">
          <table:table-cell/>
          <table:table-cell office:value-type="float" office:value="4.685" calcext:value-type="float">
            <text:p>4.685</text:p>
          </table:table-cell>
          <table:table-cell table:formula="of:=hcnm/[.B36]" office:value-type="float" office:value="264.640755389541" calcext:value-type="float">
            <text:p>264.6</text:p>
          </table:table-cell>
          <table:table-cell office:value-type="float" office:value="0" calcext:value-type="float">
            <text:p>0</text:p>
          </table:table-cell>
          <table:table-cell table:formula="of:=EXP(-2*([.C36]-MEAN)*([.C36]-MEAN)/(FWHM*FWHM))" office:value-type="float" office:value="1.44676285589175E-056" calcext:value-type="float">
            <text:p>1.44676285589175E-56</text:p>
          </table:table-cell>
        </table:table-row>
        <table:table-row table:style-name="ro1">
          <table:table-cell/>
          <table:table-cell office:value-type="float" office:value="4.678" calcext:value-type="float">
            <text:p>4.678</text:p>
          </table:table-cell>
          <table:table-cell table:formula="of:=hcnm/[.B37]" office:value-type="float" office:value="265.036754809748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table:formula="of:=EXP(-2*([.C37]-MEAN)*([.C37]-MEAN)/(FWHM*FWHM))" office:value-type="float" office:value="2.72799293094686E-056" calcext:value-type="float">
            <text:p>2.72799293094686E-56</text:p>
          </table:table-cell>
        </table:table-row>
        <table:table-row table:style-name="ro1">
          <table:table-cell/>
          <table:table-cell office:value-type="float" office:value="4.666" calcext:value-type="float">
            <text:p>4.666</text:p>
          </table:table-cell>
          <table:table-cell table:formula="of:=hcnm/[.B38]" office:value-type="float" office:value="265.718375267895" calcext:value-type="float">
            <text:p>265.7</text:p>
          </table:table-cell>
          <table:table-cell office:value-type="float" office:value="0" calcext:value-type="float">
            <text:p>0</text:p>
          </table:table-cell>
          <table:table-cell table:formula="of:=EXP(-2*([.C38]-MEAN)*([.C38]-MEAN)/(FWHM*FWHM))" office:value-type="float" office:value="8.09774251653542E-056" calcext:value-type="float">
            <text:p>8.09774251653542E-56</text:p>
          </table:table-cell>
        </table:table-row>
        <table:table-row table:style-name="ro1">
          <table:table-cell/>
          <table:table-cell office:value-type="float" office:value="4.661" calcext:value-type="float">
            <text:p>4.661</text:p>
          </table:table-cell>
          <table:table-cell table:formula="of:=hcnm/[.B39]" office:value-type="float" office:value="266.003419652435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table:formula="of:=EXP(-2*([.C39]-MEAN)*([.C39]-MEAN)/(FWHM*FWHM))" office:value-type="float" office:value="1.27458075327259E-055" calcext:value-type="float">
            <text:p>1.27458075327259E-55</text:p>
          </table:table-cell>
        </table:table-row>
        <table:table-row table:style-name="ro1">
          <table:table-cell/>
          <table:table-cell office:value-type="float" office:value="4.656" calcext:value-type="float">
            <text:p>4.656</text:p>
          </table:table-cell>
          <table:table-cell table:formula="of:=hcnm/[.B40]" office:value-type="float" office:value="266.289076245704" calcext:value-type="float">
            <text:p>266.3</text:p>
          </table:table-cell>
          <table:table-cell office:value-type="float" office:value="0" calcext:value-type="float">
            <text:p>0</text:p>
          </table:table-cell>
          <table:table-cell table:formula="of:=EXP(-2*([.C40]-MEAN)*([.C40]-MEAN)/(FWHM*FWHM))" office:value-type="float" office:value="2.00650322893985E-055" calcext:value-type="float">
            <text:p>2.00650322893985E-55</text:p>
          </table:table-cell>
        </table:table-row>
        <table:table-row table:style-name="ro1">
          <table:table-cell/>
          <table:table-cell office:value-type="float" office:value="4.649" calcext:value-type="float">
            <text:p>4.649</text:p>
          </table:table-cell>
          <table:table-cell table:formula="of:=hcnm/[.B41]" office:value-type="float" office:value="266.690027747903" calcext:value-type="float">
            <text:p>266.7</text:p>
          </table:table-cell>
          <table:table-cell office:value-type="float" office:value="0" calcext:value-type="float">
            <text:p>0</text:p>
          </table:table-cell>
          <table:table-cell table:formula="of:=EXP(-2*([.C41]-MEAN)*([.C41]-MEAN)/(FWHM*FWHM))" office:value-type="float" office:value="3.78839915141267E-055" calcext:value-type="float">
            <text:p>3.78839915141267E-55</text:p>
          </table:table-cell>
        </table:table-row>
        <table:table-row table:style-name="ro1">
          <table:table-cell/>
          <table:table-cell office:value-type="float" office:value="4.642" calcext:value-type="float">
            <text:p>4.642</text:p>
          </table:table-cell>
          <table:table-cell table:formula="of:=hcnm/[.B42]" office:value-type="float" office:value="267.092188496338" calcext:value-type="float">
            <text:p>267.1</text:p>
          </table:table-cell>
          <table:table-cell office:value-type="float" office:value="0" calcext:value-type="float">
            <text:p>0</text:p>
          </table:table-cell>
          <table:table-cell table:formula="of:=EXP(-2*([.C42]-MEAN)*([.C42]-MEAN)/(FWHM*FWHM))" office:value-type="float" office:value="7.15488575190047E-055" calcext:value-type="float">
            <text:p>7.15488575190047E-55</text:p>
          </table:table-cell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 table:formula="of:=hcnm/[.B43]" office:value-type="float" office:value="267.207314439655" calcext:value-type="float">
            <text:p>267.2</text:p>
          </table:table-cell>
          <table:table-cell office:value-type="float" office:value="0" calcext:value-type="float">
            <text:p>0</text:p>
          </table:table-cell>
          <table:table-cell table:formula="of:=EXP(-2*([.C43]-MEAN)*([.C43]-MEAN)/(FWHM*FWHM))" office:value-type="float" office:value="8.58075609813732E-055" calcext:value-type="float">
            <text:p>8.58075609813732E-55</text:p>
          </table:table-cell>
        </table:table-row>
        <table:table-row table:style-name="ro1">
          <table:table-cell/>
          <table:table-cell office:value-type="float" office:value="4.633" calcext:value-type="float">
            <text:p>4.633</text:p>
          </table:table-cell>
          <table:table-cell table:formula="of:=hcnm/[.B44]" office:value-type="float" office:value="267.611037988345" calcext:value-type="float">
            <text:p>267.6</text:p>
          </table:table-cell>
          <table:table-cell office:value-type="float" office:value="0" calcext:value-type="float">
            <text:p>0</text:p>
          </table:table-cell>
          <table:table-cell table:formula="of:=EXP(-2*([.C44]-MEAN)*([.C44]-MEAN)/(FWHM*FWHM))" office:value-type="float" office:value="1.62120257831759E-054" calcext:value-type="float">
            <text:p>1.62120257831759E-54</text:p>
          </table:table-cell>
        </table:table-row>
        <table:table-row table:style-name="ro1">
          <table:table-cell/>
          <table:table-cell office:value-type="float" office:value="4.628" calcext:value-type="float">
            <text:p>4.628</text:p>
          </table:table-cell>
          <table:table-cell table:formula="of:=hcnm/[.B45]" office:value-type="float" office:value="267.900159680207" calcext:value-type="float">
            <text:p>267.9</text:p>
          </table:table-cell>
          <table:table-cell office:value-type="float" office:value="0" calcext:value-type="float">
            <text:p>0</text:p>
          </table:table-cell>
          <table:table-cell table:formula="of:=EXP(-2*([.C45]-MEAN)*([.C45]-MEAN)/(FWHM*FWHM))" office:value-type="float" office:value="2.55434512374605E-054" calcext:value-type="float">
            <text:p>2.55434512374605E-54</text:p>
          </table:table-cell>
        </table:table-row>
        <table:table-row table:style-name="ro1">
          <table:table-cell/>
          <table:table-cell office:value-type="float" office:value="4.627" calcext:value-type="float">
            <text:p>4.627</text:p>
          </table:table-cell>
          <table:table-cell table:formula="of:=hcnm/[.B46]" office:value-type="float" office:value="267.958059001513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table:formula="of:=EXP(-2*([.C46]-MEAN)*([.C46]-MEAN)/(FWHM*FWHM))" office:value-type="float" office:value="2.79753552179784E-054" calcext:value-type="float">
            <text:p>2.79753552179784E-54</text:p>
          </table:table-cell>
        </table:table-row>
        <table:table-row table:style-name="ro1">
          <table:table-cell/>
          <table:table-cell office:value-type="float" office:value="4.624" calcext:value-type="float">
            <text:p>4.624</text:p>
          </table:table-cell>
          <table:table-cell table:formula="of:=hcnm/[.B47]" office:value-type="float" office:value="268.131907223183" calcext:value-type="float">
            <text:p>268.1</text:p>
          </table:table-cell>
          <table:table-cell office:value-type="float" office:value="0" calcext:value-type="float">
            <text:p>0</text:p>
          </table:table-cell>
          <table:table-cell table:formula="of:=EXP(-2*([.C47]-MEAN)*([.C47]-MEAN)/(FWHM*FWHM))" office:value-type="float" office:value="3.67518093144369E-054" calcext:value-type="float">
            <text:p>3.67518093144369E-54</text:p>
          </table:table-cell>
        </table:table-row>
        <table:table-row table:style-name="ro1">
          <table:table-cell/>
          <table:table-cell office:value-type="float" office:value="4.616" calcext:value-type="float">
            <text:p>4.616</text:p>
          </table:table-cell>
          <table:table-cell table:formula="of:=hcnm/[.B48]" office:value-type="float" office:value="268.596607235702" calcext:value-type="float">
            <text:p>268.6</text:p>
          </table:table-cell>
          <table:table-cell office:value-type="float" office:value="0" calcext:value-type="float">
            <text:p>0</text:p>
          </table:table-cell>
          <table:table-cell table:formula="of:=EXP(-2*([.C48]-MEAN)*([.C48]-MEAN)/(FWHM*FWHM))" office:value-type="float" office:value="7.61019412511686E-054" calcext:value-type="float">
            <text:p>7.61019412511686E-54</text:p>
          </table:table-cell>
        </table:table-row>
        <table:table-row table:style-name="ro1">
          <table:table-cell/>
          <table:table-cell office:value-type="float" office:value="4.607" calcext:value-type="float">
            <text:p>4.607</text:p>
          </table:table-cell>
          <table:table-cell table:formula="of:=hcnm/[.B49]" office:value-type="float" office:value="269.121323855003" calcext:value-type="float">
            <text:p>269.1</text:p>
          </table:table-cell>
          <table:table-cell office:value-type="float" office:value="0" calcext:value-type="float">
            <text:p>0</text:p>
          </table:table-cell>
          <table:table-cell table:formula="of:=EXP(-2*([.C49]-MEAN)*([.C49]-MEAN)/(FWHM*FWHM))" office:value-type="float" office:value="1.72668182254497E-053" calcext:value-type="float">
            <text:p>1.72668182254497E-53</text:p>
          </table:table-cell>
        </table:table-row>
        <table:table-row table:style-name="ro1">
          <table:table-cell/>
          <table:table-cell office:value-type="float" office:value="4.563" calcext:value-type="float">
            <text:p>4.563</text:p>
          </table:table-cell>
          <table:table-cell table:formula="of:=hcnm/[.B50]" office:value-type="float" office:value="271.716401271094" calcext:value-type="float">
            <text:p>271.7</text:p>
          </table:table-cell>
          <table:table-cell office:value-type="float" office:value="0" calcext:value-type="float">
            <text:p>0</text:p>
          </table:table-cell>
          <table:table-cell table:formula="of:=EXP(-2*([.C50]-MEAN)*([.C50]-MEAN)/(FWHM*FWHM))" office:value-type="float" office:value="9.53640556464684E-052" calcext:value-type="float">
            <text:p>9.53640556464684E-52</text:p>
          </table:table-cell>
        </table:table-row>
        <table:table-row table:style-name="ro1">
          <table:table-cell/>
          <table:table-cell office:value-type="float" office:value="4.494" calcext:value-type="float">
            <text:p>4.494</text:p>
          </table:table-cell>
          <table:table-cell table:formula="of:=hcnm/[.B51]" office:value-type="float" office:value="275.888281931464" calcext:value-type="float">
            <text:p>275.9</text:p>
          </table:table-cell>
          <table:table-cell office:value-type="float" office:value="0" calcext:value-type="float">
            <text:p>0</text:p>
          </table:table-cell>
          <table:table-cell table:formula="of:=EXP(-2*([.C51]-MEAN)*([.C51]-MEAN)/(FWHM*FWHM))" office:value-type="float" office:value="5.23385044502367E-049" calcext:value-type="float">
            <text:p>5.23385044502367E-49</text:p>
          </table:table-cell>
        </table:table-row>
        <table:table-row table:style-name="ro1">
          <table:table-cell/>
          <table:table-cell office:value-type="float" office:value="4.455" calcext:value-type="float">
            <text:p>4.455</text:p>
          </table:table-cell>
          <table:table-cell table:formula="of:=hcnm/[.B52]" office:value-type="float" office:value="278.303465544332" calcext:value-type="float">
            <text:p>278.3</text:p>
          </table:table-cell>
          <table:table-cell office:value-type="float" office:value="0" calcext:value-type="float">
            <text:p>0</text:p>
          </table:table-cell>
          <table:table-cell table:formula="of:=EXP(-2*([.C52]-MEAN)*([.C52]-MEAN)/(FWHM*FWHM))" office:value-type="float" office:value="1.86289785932788E-047" calcext:value-type="float">
            <text:p>1.86289785932788E-47</text:p>
          </table:table-cell>
        </table:table-row>
        <table:table-row table:style-name="ro1">
          <table:table-cell/>
          <table:table-cell office:value-type="float" office:value="4.422" calcext:value-type="float">
            <text:p>4.422</text:p>
          </table:table-cell>
          <table:table-cell table:formula="of:=hcnm/[.B53]" office:value-type="float" office:value="280.380357078245" calcext:value-type="float">
            <text:p>280.4</text:p>
          </table:table-cell>
          <table:table-cell office:value-type="float" office:value="0" calcext:value-type="float">
            <text:p>0</text:p>
          </table:table-cell>
          <table:table-cell table:formula="of:=EXP(-2*([.C53]-MEAN)*([.C53]-MEAN)/(FWHM*FWHM))" office:value-type="float" office:value="3.83706857694216E-046" calcext:value-type="float">
            <text:p>3.83706857694216E-46</text:p>
          </table:table-cell>
        </table:table-row>
        <table:table-row table:style-name="ro1">
          <table:table-cell/>
          <table:table-cell office:value-type="float" office:value="4.387" calcext:value-type="float">
            <text:p>4.387</text:p>
          </table:table-cell>
          <table:table-cell table:formula="of:=hcnm/[.B54]" office:value-type="float" office:value="282.617264417597" calcext:value-type="float">
            <text:p>282.6</text:p>
          </table:table-cell>
          <table:table-cell office:value-type="float" office:value="0" calcext:value-type="float">
            <text:p>0</text:p>
          </table:table-cell>
          <table:table-cell table:formula="of:=EXP(-2*([.C54]-MEAN)*([.C54]-MEAN)/(FWHM*FWHM))" office:value-type="float" office:value="9.50779724969376E-045" calcext:value-type="float">
            <text:p>9.50779724969376E-45</text:p>
          </table:table-cell>
        </table:table-row>
        <table:table-row table:style-name="ro1">
          <table:table-cell/>
          <table:table-cell office:value-type="float" office:value="4.357" calcext:value-type="float">
            <text:p>4.357</text:p>
          </table:table-cell>
          <table:table-cell table:formula="of:=hcnm/[.B55]" office:value-type="float" office:value="284.563217580904" calcext:value-type="float">
            <text:p>284.6</text:p>
          </table:table-cell>
          <table:table-cell office:value-type="float" office:value="0" calcext:value-type="float">
            <text:p>0</text:p>
          </table:table-cell>
          <table:table-cell table:formula="of:=EXP(-2*([.C55]-MEAN)*([.C55]-MEAN)/(FWHM*FWHM))" office:value-type="float" office:value="1.48990106377504E-043" calcext:value-type="float">
            <text:p>1.48990106377504E-43</text:p>
          </table:table-cell>
        </table:table-row>
        <table:table-row table:style-name="ro1">
          <table:table-cell/>
          <table:table-cell office:value-type="float" office:value="4.328" calcext:value-type="float">
            <text:p>4.328</text:p>
          </table:table-cell>
          <table:table-cell table:formula="of:=hcnm/[.B56]" office:value-type="float" office:value="286.469948937153" calcext:value-type="float">
            <text:p>286.5</text:p>
          </table:table-cell>
          <table:table-cell office:value-type="float" office:value="0" calcext:value-type="float">
            <text:p>0</text:p>
          </table:table-cell>
          <table:table-cell table:formula="of:=EXP(-2*([.C56]-MEAN)*([.C56]-MEAN)/(FWHM*FWHM))" office:value-type="float" office:value="2.12909853764641E-042" calcext:value-type="float">
            <text:p>2.12909853764641E-42</text:p>
          </table:table-cell>
        </table:table-row>
        <table:table-row table:style-name="ro1">
          <table:table-cell/>
          <table:table-cell office:value-type="float" office:value="4.298" calcext:value-type="float">
            <text:p>4.298</text:p>
          </table:table-cell>
          <table:table-cell table:formula="of:=hcnm/[.B57]" office:value-type="float" office:value="288.469506514658" calcext:value-type="float">
            <text:p>288.5</text:p>
          </table:table-cell>
          <table:table-cell office:value-type="float" office:value="0" calcext:value-type="float">
            <text:p>0</text:p>
          </table:table-cell>
          <table:table-cell table:formula="of:=EXP(-2*([.C57]-MEAN)*([.C57]-MEAN)/(FWHM*FWHM))" office:value-type="float" office:value="3.33046041101354E-041" calcext:value-type="float">
            <text:p>3.33046041101354E-41</text:p>
          </table:table-cell>
        </table:table-row>
        <table:table-row table:style-name="ro1">
          <table:table-cell/>
          <table:table-cell office:value-type="float" office:value="4.267" calcext:value-type="float">
            <text:p>4.267</text:p>
          </table:table-cell>
          <table:table-cell table:formula="of:=hcnm/[.B58]" office:value-type="float" office:value="290.565254042653" calcext:value-type="float">
            <text:p>290.6</text:p>
          </table:table-cell>
          <table:table-cell office:value-type="float" office:value="0" calcext:value-type="float">
            <text:p>0</text:p>
          </table:table-cell>
          <table:table-cell table:formula="of:=EXP(-2*([.C58]-MEAN)*([.C58]-MEAN)/(FWHM*FWHM))" office:value-type="float" office:value="5.696768684741E-040" calcext:value-type="float">
            <text:p>5.696768684741E-40</text:p>
          </table:table-cell>
        </table:table-row>
        <table:table-row table:style-name="ro1">
          <table:table-cell/>
          <table:table-cell office:value-type="float" office:value="4.236" calcext:value-type="float">
            <text:p>4.236</text:p>
          </table:table-cell>
          <table:table-cell table:formula="of:=hcnm/[.B59]" office:value-type="float" office:value="292.691675873466" calcext:value-type="float">
            <text:p>292.7</text:p>
          </table:table-cell>
          <table:table-cell office:value-type="float" office:value="0" calcext:value-type="float">
            <text:p>0</text:p>
          </table:table-cell>
          <table:table-cell table:formula="of:=EXP(-2*([.C59]-MEAN)*([.C59]-MEAN)/(FWHM*FWHM))" office:value-type="float" office:value="9.7119342168664E-039" calcext:value-type="float">
            <text:p>9.7119342168664E-39</text:p>
          </table:table-cell>
        </table:table-row>
        <table:table-row table:style-name="ro1">
          <table:table-cell/>
          <table:table-cell office:value-type="float" office:value="4.202" calcext:value-type="float">
            <text:p>4.202</text:p>
          </table:table-cell>
          <table:table-cell table:formula="of:=hcnm/[.B60]" office:value-type="float" office:value="295.059956925274" calcext:value-type="float">
            <text:p>295.1</text:p>
          </table:table-cell>
          <table:table-cell office:value-type="float" office:value="0" calcext:value-type="float">
            <text:p>0</text:p>
          </table:table-cell>
          <table:table-cell table:formula="of:=EXP(-2*([.C60]-MEAN)*([.C60]-MEAN)/(FWHM*FWHM))" office:value-type="float" office:value="2.16750008626309E-037" calcext:value-type="float">
            <text:p>2.16750008626309E-37</text:p>
          </table:table-cell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table:formula="of:=hcnm/[.B61]" office:value-type="float" office:value="298.038927644231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table:formula="of:=EXP(-2*([.C61]-MEAN)*([.C61]-MEAN)/(FWHM*FWHM))" office:value-type="float" office:value="9.94921724419948E-036" calcext:value-type="float">
            <text:p>9.94921724419948E-36</text:p>
          </table:table-cell>
        </table:table-row>
        <table:table-row table:style-name="ro1">
          <table:table-cell/>
          <table:table-cell office:value-type="float" office:value="4.102" calcext:value-type="float">
            <text:p>4.102</text:p>
          </table:table-cell>
          <table:table-cell table:formula="of:=hcnm/[.B62]" office:value-type="float" office:value="302.253032423208" calcext:value-type="float">
            <text:p>302.3</text:p>
          </table:table-cell>
          <table:table-cell office:value-type="float" office:value="0" calcext:value-type="float">
            <text:p>0</text:p>
          </table:table-cell>
          <table:table-cell table:formula="of:=EXP(-2*([.C62]-MEAN)*([.C62]-MEAN)/(FWHM*FWHM))" office:value-type="float" office:value="1.91787503841563E-033" calcext:value-type="float">
            <text:p>1.91787503841563E-33</text:p>
          </table:table-cell>
        </table:table-row>
        <table:table-row table:style-name="ro1">
          <table:table-cell/>
          <table:table-cell office:value-type="float" office:value="4.044" calcext:value-type="float">
            <text:p>4.044</text:p>
          </table:table-cell>
          <table:table-cell table:formula="of:=hcnm/[.B63]" office:value-type="float" office:value="306.588016567755" calcext:value-type="float">
            <text:p>306.6</text:p>
          </table:table-cell>
          <table:table-cell office:value-type="float" office:value="0" calcext:value-type="float">
            <text:p>0</text:p>
          </table:table-cell>
          <table:table-cell table:formula="of:=EXP(-2*([.C63]-MEAN)*([.C63]-MEAN)/(FWHM*FWHM))" office:value-type="float" office:value="3.57208257848449E-031" calcext:value-type="float">
            <text:p>3.57208257848449E-31</text:p>
          </table:table-cell>
        </table:table-row>
        <table:table-row table:style-name="ro1">
          <table:table-cell/>
          <table:table-cell office:value-type="float" office:value="3.994" calcext:value-type="float">
            <text:p>3.994</text:p>
          </table:table-cell>
          <table:table-cell table:formula="of:=hcnm/[.B64]" office:value-type="float" office:value="310.426123935904" calcext:value-type="float">
            <text:p>310.4</text:p>
          </table:table-cell>
          <table:table-cell office:value-type="float" office:value="0" calcext:value-type="float">
            <text:p>0</text:p>
          </table:table-cell>
          <table:table-cell table:formula="of:=EXP(-2*([.C64]-MEAN)*([.C64]-MEAN)/(FWHM*FWHM))" office:value-type="float" office:value="3.1239627718123E-029" calcext:value-type="float">
            <text:p>3.1239627718123E-29</text:p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table:formula="of:=hcnm/[.B65]" office:value-type="float" office:value="312.302755415617" calcext:value-type="float">
            <text:p>312.3</text:p>
          </table:table-cell>
          <table:table-cell office:value-type="float" office:value="0" calcext:value-type="float">
            <text:p>0</text:p>
          </table:table-cell>
          <table:table-cell table:formula="of:=EXP(-2*([.C65]-MEAN)*([.C65]-MEAN)/(FWHM*FWHM))" office:value-type="float" office:value="2.63540776427704E-028" calcext:value-type="float">
            <text:p>2.63540776427704E-28</text:p>
          </table:table-cell>
        </table:table-row>
        <table:table-row table:style-name="ro1">
          <table:table-cell/>
          <table:table-cell office:value-type="float" office:value="3.957" calcext:value-type="float">
            <text:p>3.957</text:p>
          </table:table-cell>
          <table:table-cell table:formula="of:=hcnm/[.B66]" office:value-type="float" office:value="313.328769016932" calcext:value-type="float">
            <text:p>313.3</text:p>
          </table:table-cell>
          <table:table-cell office:value-type="float" office:value="0" calcext:value-type="float">
            <text:p>0</text:p>
          </table:table-cell>
          <table:table-cell table:formula="of:=EXP(-2*([.C66]-MEAN)*([.C66]-MEAN)/(FWHM*FWHM))" office:value-type="float" office:value="8.33166617732502E-028" calcext:value-type="float">
            <text:p>8.33166617732502E-28</text:p>
          </table:table-cell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hcnm/[.B67]" office:value-type="float" office:value="314.202214647745" calcext:value-type="float">
            <text:p>314.2</text:p>
          </table:table-cell>
          <table:table-cell office:value-type="float" office:value="0" calcext:value-type="float">
            <text:p>0</text:p>
          </table:table-cell>
          <table:table-cell table:formula="of:=EXP(-2*([.C67]-MEAN)*([.C67]-MEAN)/(FWHM*FWHM))" office:value-type="float" office:value="2.20130709057421E-027" calcext:value-type="float">
            <text:p>2.20130709057421E-27</text:p>
          </table:table-cell>
        </table:table-row>
        <table:table-row table:style-name="ro1">
          <table:table-cell/>
          <table:table-cell office:value-type="float" office:value="3.934" calcext:value-type="float">
            <text:p>3.934</text:p>
          </table:table-cell>
          <table:table-cell table:formula="of:=hcnm/[.B68]" office:value-type="float" office:value="315.160635231317" calcext:value-type="float">
            <text:p>315.2</text:p>
          </table:table-cell>
          <table:table-cell office:value-type="float" office:value="0" calcext:value-type="float">
            <text:p>0</text:p>
          </table:table-cell>
          <table:table-cell table:formula="of:=EXP(-2*([.C68]-MEAN)*([.C68]-MEAN)/(FWHM*FWHM))" office:value-type="float" office:value="6.3367577826805E-027" calcext:value-type="float">
            <text:p>6.3367577826805E-27</text:p>
          </table:table-cell>
        </table:table-row>
        <table:table-row table:style-name="ro1">
          <table:table-cell/>
          <table:table-cell office:value-type="float" office:value="3.921" calcext:value-type="float">
            <text:p>3.921</text:p>
          </table:table-cell>
          <table:table-cell table:formula="of:=hcnm/[.B69]" office:value-type="float" office:value="316.205544248916" calcext:value-type="float">
            <text:p>316.2</text:p>
          </table:table-cell>
          <table:table-cell office:value-type="float" office:value="0" calcext:value-type="float">
            <text:p>0</text:p>
          </table:table-cell>
          <table:table-cell table:formula="of:=EXP(-2*([.C69]-MEAN)*([.C69]-MEAN)/(FWHM*FWHM))" office:value-type="float" office:value="1.98584478298587E-026" calcext:value-type="float">
            <text:p>1.98584478298587E-26</text:p>
          </table:table-cell>
        </table:table-row>
        <table:table-row table:style-name="ro1">
          <table:table-cell/>
          <table:table-cell office:value-type="float" office:value="3.91" calcext:value-type="float">
            <text:p>3.91</text:p>
          </table:table-cell>
          <table:table-cell table:formula="of:=hcnm/[.B70]" office:value-type="float" office:value="317.095125063939" calcext:value-type="float">
            <text:p>317.1</text:p>
          </table:table-cell>
          <table:table-cell office:value-type="float" office:value="0" calcext:value-type="float">
            <text:p>0</text:p>
          </table:table-cell>
          <table:table-cell table:formula="of:=EXP(-2*([.C70]-MEAN)*([.C70]-MEAN)/(FWHM*FWHM))" office:value-type="float" office:value="5.2064708333839E-026" calcext:value-type="float">
            <text:p>5.2064708333839E-26</text:p>
          </table:table-cell>
        </table:table-row>
        <table:table-row table:style-name="ro1">
          <table:table-cell/>
          <table:table-cell office:value-type="float" office:value="3.892" calcext:value-type="float">
            <text:p>3.892</text:p>
          </table:table-cell>
          <table:table-cell table:formula="of:=hcnm/[.B71]" office:value-type="float" office:value="318.561649280576" calcext:value-type="float">
            <text:p>318.6</text:p>
          </table:table-cell>
          <table:table-cell office:value-type="float" office:value="0" calcext:value-type="float">
            <text:p>0</text:p>
          </table:table-cell>
          <table:table-cell table:formula="of:=EXP(-2*([.C71]-MEAN)*([.C71]-MEAN)/(FWHM*FWHM))" office:value-type="float" office:value="2.50681946820205E-025" calcext:value-type="float">
            <text:p>2.50681946820205E-25</text:p>
          </table:table-cell>
        </table:table-row>
        <table:table-row table:style-name="ro1">
          <table:table-cell/>
          <table:table-cell office:value-type="float" office:value="3.868" calcext:value-type="float">
            <text:p>3.868</text:p>
          </table:table-cell>
          <table:table-cell table:formula="of:=hcnm/[.B72]" office:value-type="float" office:value="320.538246897621" calcext:value-type="float">
            <text:p>320.5</text:p>
          </table:table-cell>
          <table:table-cell office:value-type="float" office:value="0" calcext:value-type="float">
            <text:p>0</text:p>
          </table:table-cell>
          <table:table-cell table:formula="of:=EXP(-2*([.C72]-MEAN)*([.C72]-MEAN)/(FWHM*FWHM))" office:value-type="float" office:value="2.01526948466798E-024" calcext:value-type="float">
            <text:p>2.01526948466798E-24</text:p>
          </table:table-cell>
        </table:table-row>
        <table:table-row table:style-name="ro1">
          <table:table-cell/>
          <table:table-cell office:value-type="float" office:value="3.831" calcext:value-type="float">
            <text:p>3.831</text:p>
          </table:table-cell>
          <table:table-cell table:formula="of:=hcnm/[.B73]" office:value-type="float" office:value="323.634022187418" calcext:value-type="float">
            <text:p>323.6</text:p>
          </table:table-cell>
          <table:table-cell office:value-type="float" office:value="0" calcext:value-type="float">
            <text:p>0</text:p>
          </table:table-cell>
          <table:table-cell table:formula="of:=EXP(-2*([.C73]-MEAN)*([.C73]-MEAN)/(FWHM*FWHM))" office:value-type="float" office:value="4.87514500858948E-023" calcext:value-type="float">
            <text:p>4.87514500858948E-23</text:p>
          </table:table-cell>
        </table:table-row>
        <table:table-row table:style-name="ro1">
          <table:table-cell/>
          <table:table-cell office:value-type="float" office:value="3.78" calcext:value-type="float">
            <text:p>3.78</text:p>
          </table:table-cell>
          <table:table-cell table:formula="of:=hcnm/[.B74]" office:value-type="float" office:value="328.000512962963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table:formula="of:=EXP(-2*([.C74]-MEAN)*([.C74]-MEAN)/(FWHM*FWHM))" office:value-type="float" office:value="3.70537521280808E-021" calcext:value-type="float">
            <text:p>3.70537521280808E-21</text:p>
          </table:table-cell>
        </table:table-row>
        <table:table-row table:style-name="ro1">
          <table:table-cell/>
          <table:table-cell office:value-type="float" office:value="3.731" calcext:value-type="float">
            <text:p>3.731</text:p>
          </table:table-cell>
          <table:table-cell table:formula="of:=hcnm/[.B75]" office:value-type="float" office:value="332.308212007505" calcext:value-type="float">
            <text:p>332.3</text:p>
          </table:table-cell>
          <table:table-cell office:value-type="float" office:value="0" calcext:value-type="float">
            <text:p>0</text:p>
          </table:table-cell>
          <table:table-cell table:formula="of:=EXP(-2*([.C75]-MEAN)*([.C75]-MEAN)/(FWHM*FWHM))" office:value-type="float" office:value="2.20401117291471E-019" calcext:value-type="float">
            <text:p>2.20401117291471E-19</text:p>
          </table:table-cell>
        </table:table-row>
        <table:table-row table:style-name="ro1">
          <table:table-cell/>
          <table:table-cell office:value-type="float" office:value="3.684" calcext:value-type="float">
            <text:p>3.684</text:p>
          </table:table-cell>
          <table:table-cell table:formula="of:=hcnm/[.B76]" office:value-type="float" office:value="336.547757600434" calcext:value-type="float">
            <text:p>336.5</text:p>
          </table:table-cell>
          <table:table-cell office:value-type="float" office:value="0" calcext:value-type="float">
            <text:p>0</text:p>
          </table:table-cell>
          <table:table-cell table:formula="of:=EXP(-2*([.C76]-MEAN)*([.C76]-MEAN)/(FWHM*FWHM))" office:value-type="float" office:value="1.0252645258973E-017" calcext:value-type="float">
            <text:p>1.0252645258973E-17</text:p>
          </table:table-cell>
        </table:table-row>
        <table:table-row table:style-name="ro1">
          <table:table-cell/>
          <table:table-cell office:value-type="float" office:value="3.644" calcext:value-type="float">
            <text:p>3.644</text:p>
          </table:table-cell>
          <table:table-cell table:formula="of:=hcnm/[.B77]" office:value-type="float" office:value="340.242024972558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EXP(-2*([.C77]-MEAN)*([.C77]-MEAN)/(FWHM*FWHM))" office:value-type="float" office:value="2.51378562521111E-016" calcext:value-type="float">
            <text:p>2.51378562521111E-16</text:p>
          </table:table-cell>
        </table:table-row>
        <table:table-row table:style-name="ro1">
          <table:table-cell/>
          <table:table-cell office:value-type="float" office:value="3.611" calcext:value-type="float">
            <text:p>3.611</text:p>
          </table:table-cell>
          <table:table-cell table:formula="of:=hcnm/[.B78]" office:value-type="float" office:value="343.351409304902" calcext:value-type="float">
            <text:p>343.4</text:p>
          </table:table-cell>
          <table:table-cell office:value-type="float" office:value="0" calcext:value-type="float">
            <text:p>0</text:p>
          </table:table-cell>
          <table:table-cell table:formula="of:=EXP(-2*([.C78]-MEAN)*([.C78]-MEAN)/(FWHM*FWHM))" office:value-type="float" office:value="3.34114840736739E-015" calcext:value-type="float">
            <text:p>3.34114840736739E-15</text:p>
          </table:table-cell>
        </table:table-row>
        <table:table-row table:style-name="ro1">
          <table:table-cell/>
          <table:table-cell office:value-type="float" office:value="3.566" calcext:value-type="float">
            <text:p>3.566</text:p>
          </table:table-cell>
          <table:table-cell table:formula="of:=hcnm/[.B79]" office:value-type="float" office:value="347.684222938867" calcext:value-type="float">
            <text:p>347.7</text:p>
          </table:table-cell>
          <table:table-cell office:value-type="float" office:value="0" calcext:value-type="float">
            <text:p>0</text:p>
          </table:table-cell>
          <table:table-cell table:formula="of:=EXP(-2*([.C79]-MEAN)*([.C79]-MEAN)/(FWHM*FWHM))" office:value-type="float" office:value="0.00000000000010459853" calcext:value-type="float">
            <text:p>1.04598528334988E-13</text:p>
          </table:table-cell>
        </table:table-row>
        <table:table-row table:style-name="ro1">
          <table:table-cell/>
          <table:table-cell office:value-type="float" office:value="3.522" calcext:value-type="float">
            <text:p>3.522</text:p>
          </table:table-cell>
          <table:table-cell table:formula="of:=hcnm/[.B80]" office:value-type="float" office:value="352.027807779671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table:formula="of:=EXP(-2*([.C80]-MEAN)*([.C80]-MEAN)/(FWHM*FWHM))" office:value-type="float" office:value="0.00000000000273550737" calcext:value-type="float">
            <text:p>2.73550737000311E-12</text:p>
          </table:table-cell>
        </table:table-row>
        <table:table-row table:style-name="ro1">
          <table:table-cell/>
          <table:table-cell office:value-type="float" office:value="3.479" calcext:value-type="float">
            <text:p>3.479</text:p>
          </table:table-cell>
          <table:table-cell table:formula="of:=hcnm/[.B81]" office:value-type="float" office:value="356.378826961771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table:formula="of:=EXP(-2*([.C81]-MEAN)*([.C81]-MEAN)/(FWHM*FWHM))" office:value-type="float" office:value="0.00000000005954272787" calcext:value-type="float">
            <text:p>5.95427278654267E-11</text:p>
          </table:table-cell>
        </table:table-row>
        <table:table-row table:style-name="ro1">
          <table:table-cell/>
          <table:table-cell office:value-type="float" office:value="3.439" calcext:value-type="float">
            <text:p>3.439</text:p>
          </table:table-cell>
          <table:table-cell table:formula="of:=hcnm/[.B82]" office:value-type="float" office:value="360.523971794126" calcext:value-type="float">
            <text:p>360.5</text:p>
          </table:table-cell>
          <table:table-cell office:value-type="float" office:value="0" calcext:value-type="float">
            <text:p>0</text:p>
          </table:table-cell>
          <table:table-cell table:formula="of:=EXP(-2*([.C82]-MEAN)*([.C82]-MEAN)/(FWHM*FWHM))" office:value-type="float" office:value="0.00000000093938936259" calcext:value-type="float">
            <text:p>9.39389362588156E-10</text:p>
          </table:table-cell>
        </table:table-row>
        <table:table-row table:style-name="ro1">
          <table:table-cell/>
          <table:table-cell office:value-type="float" office:value="3.403" calcext:value-type="float">
            <text:p>3.403</text:p>
          </table:table-cell>
          <table:table-cell table:formula="of:=hcnm/[.B83]" office:value-type="float" office:value="364.337919188951" calcext:value-type="float">
            <text:p>364.3</text:p>
          </table:table-cell>
          <table:table-cell office:value-type="float" office:value="0" calcext:value-type="float">
            <text:p>0</text:p>
          </table:table-cell>
          <table:table-cell table:formula="of:=EXP(-2*([.C83]-MEAN)*([.C83]-MEAN)/(FWHM*FWHM))" office:value-type="float" office:value="0.00000001021467687448" calcext:value-type="float">
            <text:p>1.02146768744811E-08</text:p>
          </table:table-cell>
        </table:table-row>
        <table:table-row table:style-name="ro1">
          <table:table-cell/>
          <table:table-cell office:value-type="float" office:value="3.375" calcext:value-type="float">
            <text:p>3.375</text:p>
          </table:table-cell>
          <table:table-cell table:formula="of:=hcnm/[.B84]" office:value-type="float" office:value="367.360574518518" calcext:value-type="float">
            <text:p>367.4</text:p>
          </table:table-cell>
          <table:table-cell office:value-type="float" office:value="0" calcext:value-type="float">
            <text:p>0</text:p>
          </table:table-cell>
          <table:table-cell table:formula="of:=EXP(-2*([.C84]-MEAN)*([.C84]-MEAN)/(FWHM*FWHM))" office:value-type="float" office:value="0.00000006105340590438" calcext:value-type="float">
            <text:p>6.10534059043799E-08</text:p>
          </table:table-cell>
        </table:table-row>
        <table:table-row table:style-name="ro1">
          <table:table-cell/>
          <table:table-cell office:value-type="float" office:value="3.344" calcext:value-type="float">
            <text:p>3.344</text:p>
          </table:table-cell>
          <table:table-cell table:formula="of:=hcnm/[.B85]" office:value-type="float" office:value="370.766130083732" calcext:value-type="float">
            <text:p>370.8</text:p>
          </table:table-cell>
          <table:table-cell office:value-type="float" office:value="0" calcext:value-type="float">
            <text:p>0</text:p>
          </table:table-cell>
          <table:table-cell table:formula="of:=EXP(-2*([.C85]-MEAN)*([.C85]-MEAN)/(FWHM*FWHM))" office:value-type="float" office:value="0.00000041022369417871" calcext:value-type="float">
            <text:p>4.10223694178708E-07</text:p>
          </table:table-cell>
        </table:table-row>
        <table:table-row table:style-name="ro1">
          <table:table-cell/>
          <table:table-cell office:value-type="float" office:value="3.313" calcext:value-type="float">
            <text:p>3.313</text:p>
          </table:table-cell>
          <table:table-cell table:formula="of:=hcnm/[.B86]" office:value-type="float" office:value="374.235417748264" calcext:value-type="float">
            <text:p>374.2</text:p>
          </table:table-cell>
          <table:table-cell office:value-type="float" office:value="0" calcext:value-type="float">
            <text:p>0</text:p>
          </table:table-cell>
          <table:table-cell table:formula="of:=EXP(-2*([.C86]-MEAN)*([.C86]-MEAN)/(FWHM*FWHM))" office:value-type="float" office:value="0.00000253526077607295" calcext:value-type="float">
            <text:p>2.53526077607295E-06</text:p>
          </table:table-cell>
        </table:table-row>
        <table:table-row table:style-name="ro1">
          <table:table-cell/>
          <table:table-cell office:value-type="float" office:value="3.281" calcext:value-type="float">
            <text:p>3.281</text:p>
          </table:table-cell>
          <table:table-cell table:formula="of:=hcnm/[.B87]" office:value-type="float" office:value="377.885382200549" calcext:value-type="float">
            <text:p>377.9</text:p>
          </table:table-cell>
          <table:table-cell office:value-type="float" office:value="0" calcext:value-type="float">
            <text:p>0</text:p>
          </table:table-cell>
          <table:table-cell table:formula="of:=EXP(-2*([.C87]-MEAN)*([.C87]-MEAN)/(FWHM*FWHM))" office:value-type="float" office:value="0.000015128411103936" calcext:value-type="float">
            <text:p>1.5128411103936E-05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hcnm/[.B88]" office:value-type="float" office:value="381.489827384615" calcext:value-type="float">
            <text:p>381.5</text:p>
          </table:table-cell>
          <table:table-cell office:value-type="float" office:value="0" calcext:value-type="float">
            <text:p>0</text:p>
          </table:table-cell>
          <table:table-cell table:formula="of:=EXP(-2*([.C88]-MEAN)*([.C88]-MEAN)/(FWHM*FWHM))" office:value-type="float" office:value="0.0000774656763818748" calcext:value-type="float">
            <text:p>7.74656763818748E-05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table:formula="of:=hcnm/[.B89]" office:value-type="float" office:value="385.044080434783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table:formula="of:=EXP(-2*([.C89]-MEAN)*([.C89]-MEAN)/(FWHM*FWHM))" office:value-type="float" office:value="0.000341426700604319" calcext:value-type="float">
            <text:p>0.000341426700604319</text:p>
          </table:table-cell>
        </table:table-row>
        <table:table-row table:style-name="ro1">
          <table:table-cell/>
          <table:table-cell office:value-type="float" office:value="3.191" calcext:value-type="float">
            <text:p>3.191</text:p>
          </table:table-cell>
          <table:table-cell table:formula="of:=hcnm/[.B90]" office:value-type="float" office:value="388.543384205578" calcext:value-type="float">
            <text:p>388.5</text:p>
          </table:table-cell>
          <table:table-cell office:value-type="float" office:value="0" calcext:value-type="float">
            <text:p>0</text:p>
          </table:table-cell>
          <table:table-cell table:formula="of:=EXP(-2*([.C90]-MEAN)*([.C90]-MEAN)/(FWHM*FWHM))" office:value-type="float" office:value="0.00129995689090027" calcext:value-type="float">
            <text:p>0.00129995689090027</text:p>
          </table:table-cell>
        </table:table-row>
        <table:table-row table:style-name="ro1">
          <table:table-cell/>
          <table:table-cell office:value-type="float" office:value="3.173" calcext:value-type="float">
            <text:p>3.173</text:p>
          </table:table-cell>
          <table:table-cell table:formula="of:=hcnm/[.B91]" office:value-type="float" office:value="390.747538291837" calcext:value-type="float">
            <text:p>390.7</text:p>
          </table:table-cell>
          <table:table-cell office:value-type="float" office:value="0" calcext:value-type="float">
            <text:p>0</text:p>
          </table:table-cell>
          <table:table-cell table:formula="of:=EXP(-2*([.C91]-MEAN)*([.C91]-MEAN)/(FWHM*FWHM))" office:value-type="float" office:value="0.00283374629004786" calcext:value-type="float">
            <text:p>0.00283374629004786</text:p>
          </table:table-cell>
        </table:table-row>
        <table:table-row table:style-name="ro1">
          <table:table-cell/>
          <table:table-cell office:value-type="float" office:value="3.155" calcext:value-type="float">
            <text:p>3.155</text:p>
          </table:table-cell>
          <table:table-cell table:formula="of:=hcnm/[.B92]" office:value-type="float" office:value="392.97684278922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table:formula="of:=EXP(-2*([.C92]-MEAN)*([.C92]-MEAN)/(FWHM*FWHM))" office:value-type="float" office:value="0.0059318864980549" calcext:value-type="float">
            <text:p>0.0059318864980549</text:p>
          </table:table-cell>
        </table:table-row>
        <table:table-row table:style-name="ro1">
          <table:table-cell/>
          <table:table-cell office:value-type="float" office:value="3.138" calcext:value-type="float">
            <text:p>3.138</text:p>
          </table:table-cell>
          <table:table-cell table:formula="of:=hcnm/[.B93]" office:value-type="float" office:value="395.105780433397" calcext:value-type="float">
            <text:p>395.1</text:p>
          </table:table-cell>
          <table:table-cell office:value-type="float" office:value="0" calcext:value-type="float">
            <text:p>0</text:p>
          </table:table-cell>
          <table:table-cell table:formula="of:=EXP(-2*([.C93]-MEAN)*([.C93]-MEAN)/(FWHM*FWHM))" office:value-type="float" office:value="0.0114665426643908" calcext:value-type="float">
            <text:p>0.0114665426643908</text:p>
          </table:table-cell>
        </table:table-row>
        <table:table-row table:style-name="ro1">
          <table:table-cell/>
          <table:table-cell office:value-type="float" office:value="3.121" calcext:value-type="float">
            <text:p>3.121</text:p>
          </table:table-cell>
          <table:table-cell table:formula="of:=hcnm/[.B94]" office:value-type="float" office:value="397.257910605575" calcext:value-type="float">
            <text:p>397.3</text:p>
          </table:table-cell>
          <table:table-cell office:value-type="float" office:value="0" calcext:value-type="float">
            <text:p>0</text:p>
          </table:table-cell>
          <table:table-cell table:formula="of:=EXP(-2*([.C94]-MEAN)*([.C94]-MEAN)/(FWHM*FWHM))" office:value-type="float" office:value="0.0213198307165286" calcext:value-type="float">
            <text:p>0.0213198307165286</text:p>
          </table:table-cell>
        </table:table-row>
        <table:table-row table:style-name="ro1">
          <table:table-cell/>
          <table:table-cell office:value-type="float" office:value="3.103" calcext:value-type="float">
            <text:p>3.103</text:p>
          </table:table-cell>
          <table:table-cell table:formula="of:=hcnm/[.B95]" office:value-type="float" office:value="399.562339349017" calcext:value-type="float">
            <text:p>399.6</text:p>
          </table:table-cell>
          <table:table-cell office:value-type="float" office:value="0.01" calcext:value-type="float">
            <text:p>0.01</text:p>
          </table:table-cell>
          <table:table-cell table:formula="of:=EXP(-2*([.C95]-MEAN)*([.C95]-MEAN)/(FWHM*FWHM))" office:value-type="float" office:value="0.039345530375054" calcext:value-type="float">
            <text:p>0.039345530375054</text:p>
          </table:table-cell>
        </table:table-row>
        <table:table-row table:style-name="ro1">
          <table:table-cell/>
          <table:table-cell office:value-type="float" office:value="3.087" calcext:value-type="float">
            <text:p>3.087</text:p>
          </table:table-cell>
          <table:table-cell table:formula="of:=hcnm/[.B96]" office:value-type="float" office:value="401.633281179138" calcext:value-type="float">
            <text:p>401.6</text:p>
          </table:table-cell>
          <table:table-cell office:value-type="float" office:value="0.07" calcext:value-type="float">
            <text:p>0.07</text:p>
          </table:table-cell>
          <table:table-cell table:formula="of:=EXP(-2*([.C96]-MEAN)*([.C96]-MEAN)/(FWHM*FWHM))" office:value-type="float" office:value="0.0652181325404028" calcext:value-type="float">
            <text:p>0.0652181325404028</text:p>
          </table:table-cell>
        </table:table-row>
        <table:table-row table:style-name="ro1">
          <table:table-cell/>
          <table:table-cell office:value-type="float" office:value="3.07" calcext:value-type="float">
            <text:p>3.07</text:p>
          </table:table-cell>
          <table:table-cell table:formula="of:=hcnm/[.B97]" office:value-type="float" office:value="403.857309120521" calcext:value-type="float">
            <text:p>403.9</text:p>
          </table:table-cell>
          <table:table-cell office:value-type="float" office:value="0.13" calcext:value-type="float">
            <text:p>0.13</text:p>
          </table:table-cell>
          <table:table-cell table:formula="of:=EXP(-2*([.C97]-MEAN)*([.C97]-MEAN)/(FWHM*FWHM))" office:value-type="float" office:value="0.10698497358939" calcext:value-type="float">
            <text:p>0.10698497358939</text:p>
          </table:table-cell>
        </table:table-row>
        <table:table-row table:style-name="ro1">
          <table:table-cell/>
          <table:table-cell office:value-type="float" office:value="3.055" calcext:value-type="float">
            <text:p>3.055</text:p>
          </table:table-cell>
          <table:table-cell table:formula="of:=hcnm/[.B98]" office:value-type="float" office:value="405.840241898527" calcext:value-type="float">
            <text:p>405.8</text:p>
          </table:table-cell>
          <table:table-cell office:value-type="float" office:value="0.22" calcext:value-type="float">
            <text:p>0.22</text:p>
          </table:table-cell>
          <table:table-cell table:formula="of:=EXP(-2*([.C98]-MEAN)*([.C98]-MEAN)/(FWHM*FWHM))" office:value-type="float" office:value="0.15953664203173" calcext:value-type="float">
            <text:p>0.15953664203173</text:p>
          </table:table-cell>
        </table:table-row>
        <table:table-row table:style-name="ro1">
          <table:table-cell/>
          <table:table-cell office:value-type="float" office:value="3.048" calcext:value-type="float">
            <text:p>3.048</text:p>
          </table:table-cell>
          <table:table-cell table:formula="of:=hcnm/[.B99]" office:value-type="float" office:value="406.772289698163" calcext:value-type="float">
            <text:p>406.8</text:p>
          </table:table-cell>
          <table:table-cell office:value-type="float" office:value="0.3" calcext:value-type="float">
            <text:p>0.3</text:p>
          </table:table-cell>
          <table:table-cell table:formula="of:=EXP(-2*([.C99]-MEAN)*([.C99]-MEAN)/(FWHM*FWHM))" office:value-type="float" office:value="0.189902002871689" calcext:value-type="float">
            <text:p>0.189902002871689</text:p>
          </table:table-cell>
        </table:table-row>
        <table:table-row table:style-name="ro1">
          <table:table-cell/>
          <table:table-cell office:value-type="float" office:value="3.038" calcext:value-type="float">
            <text:p>3.038</text:p>
          </table:table-cell>
          <table:table-cell table:formula="of:=hcnm/[.B100]" office:value-type="float" office:value="408.111237327189" calcext:value-type="float">
            <text:p>408.1</text:p>
          </table:table-cell>
          <table:table-cell office:value-type="float" office:value="0.4" calcext:value-type="float">
            <text:p>0.4</text:p>
          </table:table-cell>
          <table:table-cell table:formula="of:=EXP(-2*([.C100]-MEAN)*([.C100]-MEAN)/(FWHM*FWHM))" office:value-type="float" office:value="0.240231671555547" calcext:value-type="float">
            <text:p>0.240231671555547</text:p>
          </table:table-cell>
        </table:table-row>
        <table:table-row table:style-name="ro1">
          <table:table-cell/>
          <table:table-cell office:value-type="float" office:value="3.028" calcext:value-type="float">
            <text:p>3.028</text:p>
          </table:table-cell>
          <table:table-cell table:formula="of:=hcnm/[.B101]" office:value-type="float" office:value="409.459028731836" calcext:value-type="float">
            <text:p>409.5</text:p>
          </table:table-cell>
          <table:table-cell office:value-type="float" office:value="0.5" calcext:value-type="float">
            <text:p>0.5</text:p>
          </table:table-cell>
          <table:table-cell table:formula="of:=EXP(-2*([.C101]-MEAN)*([.C101]-MEAN)/(FWHM*FWHM))" office:value-type="float" office:value="0.298911140181535" calcext:value-type="float">
            <text:p>0.298911140181535</text:p>
          </table:table-cell>
        </table:table-row>
        <table:table-row table:style-name="ro1">
          <table:table-cell/>
          <table:table-cell office:value-type="float" office:value="3.017" calcext:value-type="float">
            <text:p>3.017</text:p>
          </table:table-cell>
          <table:table-cell table:formula="of:=hcnm/[.B102]" office:value-type="float" office:value="410.951918793503" calcext:value-type="float">
            <text:p>411.0</text:p>
          </table:table-cell>
          <table:table-cell office:value-type="float" office:value="0.6" calcext:value-type="float">
            <text:p>0.6</text:p>
          </table:table-cell>
          <table:table-cell table:formula="of:=EXP(-2*([.C102]-MEAN)*([.C102]-MEAN)/(FWHM*FWHM))" office:value-type="float" office:value="0.372788916168034" calcext:value-type="float">
            <text:p>0.372788916168034</text:p>
          </table:table-cell>
        </table:table-row>
        <table:table-row table:style-name="ro1">
          <table:table-cell/>
          <table:table-cell office:value-type="float" office:value="3.008" calcext:value-type="float">
            <text:p>3.008</text:p>
          </table:table-cell>
          <table:table-cell table:formula="of:=hcnm/[.B103]" office:value-type="float" office:value="412.181495678192" calcext:value-type="float">
            <text:p>412.2</text:p>
          </table:table-cell>
          <table:table-cell office:value-type="float" office:value="0.7" calcext:value-type="float">
            <text:p>0.7</text:p>
          </table:table-cell>
          <table:table-cell table:formula="of:=EXP(-2*([.C103]-MEAN)*([.C103]-MEAN)/(FWHM*FWHM))" office:value-type="float" office:value="0.439740602697154" calcext:value-type="float">
            <text:p>0.439740602697154</text:p>
          </table:table-cell>
        </table:table-row>
        <table:table-row table:style-name="ro1">
          <table:table-cell/>
          <table:table-cell office:value-type="float" office:value="3.001" calcext:value-type="float">
            <text:p>3.001</text:p>
          </table:table-cell>
          <table:table-cell table:formula="of:=hcnm/[.B104]" office:value-type="float" office:value="413.142932022659" calcext:value-type="float">
            <text:p>413.1</text:p>
          </table:table-cell>
          <table:table-cell office:value-type="float" office:value="0.8" calcext:value-type="float">
            <text:p>0.8</text:p>
          </table:table-cell>
          <table:table-cell table:formula="of:=EXP(-2*([.C104]-MEAN)*([.C104]-MEAN)/(FWHM*FWHM))" office:value-type="float" office:value="0.495122384728754" calcext:value-type="float">
            <text:p>0.495122384728754</text:p>
          </table:table-cell>
        </table:table-row>
        <table:table-row table:style-name="ro1">
          <table:table-cell/>
          <table:table-cell office:value-type="float" office:value="2.991" calcext:value-type="float">
            <text:p>2.991</text:p>
          </table:table-cell>
          <table:table-cell table:formula="of:=hcnm/[.B105]" office:value-type="float" office:value="414.524218990304" calcext:value-type="float">
            <text:p>414.5</text:p>
          </table:table-cell>
          <table:table-cell office:value-type="float" office:value="0.85" calcext:value-type="float">
            <text:p>0.85</text:p>
          </table:table-cell>
          <table:table-cell table:formula="of:=EXP(-2*([.C105]-MEAN)*([.C105]-MEAN)/(FWHM*FWHM))" office:value-type="float" office:value="0.577694591239399" calcext:value-type="float">
            <text:p>0.577694591239399</text:p>
          </table:table-cell>
        </table:table-row>
        <table:table-row table:style-name="ro1">
          <table:table-cell/>
          <table:table-cell office:value-type="float" office:value="2.983" calcext:value-type="float">
            <text:p>2.983</text:p>
          </table:table-cell>
          <table:table-cell table:formula="of:=hcnm/[.B106]" office:value-type="float" office:value="415.635916526986" calcext:value-type="float">
            <text:p>415.6</text:p>
          </table:table-cell>
          <table:table-cell office:value-type="float" office:value="0.87" calcext:value-type="float">
            <text:p>0.87</text:p>
          </table:table-cell>
          <table:table-cell table:formula="of:=EXP(-2*([.C106]-MEAN)*([.C106]-MEAN)/(FWHM*FWHM))" office:value-type="float" office:value="0.645048161199314" calcext:value-type="float">
            <text:p>0.645048161199314</text:p>
          </table:table-cell>
        </table:table-row>
        <table:table-row table:style-name="ro1">
          <table:table-cell/>
          <table:table-cell office:value-type="float" office:value="2.976" calcext:value-type="float">
            <text:p>2.976</text:p>
          </table:table-cell>
          <table:table-cell table:formula="of:=hcnm/[.B107]" office:value-type="float" office:value="416.613554771505" calcext:value-type="float">
            <text:p>416.6</text:p>
          </table:table-cell>
          <table:table-cell office:value-type="float" office:value="0.9" calcext:value-type="float">
            <text:p>0.9</text:p>
          </table:table-cell>
          <table:table-cell table:formula="of:=EXP(-2*([.C107]-MEAN)*([.C107]-MEAN)/(FWHM*FWHM))" office:value-type="float" office:value="0.70351764721984" calcext:value-type="float">
            <text:p>0.70351764721984</text:p>
          </table:table-cell>
        </table:table-row>
        <table:table-row table:style-name="ro1">
          <table:table-cell/>
          <table:table-cell office:value-type="float" office:value="2.968" calcext:value-type="float">
            <text:p>2.968</text:p>
          </table:table-cell>
          <table:table-cell table:formula="of:=hcnm/[.B108]" office:value-type="float" office:value="417.736502358491" calcext:value-type="float">
            <text:p>417.7</text:p>
          </table:table-cell>
          <table:table-cell office:value-type="float" office:value="0.93" calcext:value-type="float">
            <text:p>0.93</text:p>
          </table:table-cell>
          <table:table-cell table:formula="of:=EXP(-2*([.C108]-MEAN)*([.C108]-MEAN)/(FWHM*FWHM))" office:value-type="float" office:value="0.768133302493512" calcext:value-type="float">
            <text:p>0.768133302493512</text:p>
          </table:table-cell>
        </table:table-row>
        <table:table-row table:style-name="ro1">
          <table:table-cell/>
          <table:table-cell office:value-type="float" office:value="2.96" calcext:value-type="float">
            <text:p>2.96</text:p>
          </table:table-cell>
          <table:table-cell table:formula="of:=hcnm/[.B109]" office:value-type="float" office:value="418.865519932432" calcext:value-type="float">
            <text:p>418.9</text:p>
          </table:table-cell>
          <table:table-cell office:value-type="float" office:value="0.96" calcext:value-type="float">
            <text:p>0.96</text:p>
          </table:table-cell>
          <table:table-cell table:formula="of:=EXP(-2*([.C109]-MEAN)*([.C109]-MEAN)/(FWHM*FWHM))" office:value-type="float" office:value="0.828482778661994" calcext:value-type="float">
            <text:p>0.828482778661994</text:p>
          </table:table-cell>
        </table:table-row>
        <table:table-row table:style-name="ro1">
          <table:table-cell/>
          <table:table-cell office:value-type="float" office:value="2.954" calcext:value-type="float">
            <text:p>2.954</text:p>
          </table:table-cell>
          <table:table-cell table:formula="of:=hcnm/[.B110]" office:value-type="float" office:value="419.716296208531" calcext:value-type="float">
            <text:p>419.7</text:p>
          </table:table-cell>
          <table:table-cell office:value-type="float" office:value="0.97" calcext:value-type="float">
            <text:p>0.97</text:p>
          </table:table-cell>
          <table:table-cell table:formula="of:=EXP(-2*([.C110]-MEAN)*([.C110]-MEAN)/(FWHM*FWHM))" office:value-type="float" office:value="0.869716807642369" calcext:value-type="float">
            <text:p>0.869716807642369</text:p>
          </table:table-cell>
        </table:table-row>
        <table:table-row table:style-name="ro1">
          <table:table-cell/>
          <table:table-cell office:value-type="float" office:value="2.948" calcext:value-type="float">
            <text:p>2.948</text:p>
          </table:table-cell>
          <table:table-cell table:formula="of:=hcnm/[.B111]" office:value-type="float" office:value="420.570535617368" calcext:value-type="float">
            <text:p>420.6</text:p>
          </table:table-cell>
          <table:table-cell office:value-type="float" office:value="0.98" calcext:value-type="float">
            <text:p>0.98</text:p>
          </table:table-cell>
          <table:table-cell table:formula="of:=EXP(-2*([.C111]-MEAN)*([.C111]-MEAN)/(FWHM*FWHM))" office:value-type="float" office:value="0.906557542097014" calcext:value-type="float">
            <text:p>0.906557542097014</text:p>
          </table:table-cell>
        </table:table-row>
        <table:table-row table:style-name="ro1">
          <table:table-cell/>
          <table:table-cell office:value-type="float" office:value="2.942" calcext:value-type="float">
            <text:p>2.942</text:p>
          </table:table-cell>
          <table:table-cell table:formula="of:=hcnm/[.B112]" office:value-type="float" office:value="421.428259347383" calcext:value-type="float">
            <text:p>421.4</text:p>
          </table:table-cell>
          <table:table-cell office:value-type="float" office:value="0.985" calcext:value-type="float">
            <text:p>0.985</text:p>
          </table:table-cell>
          <table:table-cell table:formula="of:=EXP(-2*([.C112]-MEAN)*([.C112]-MEAN)/(FWHM*FWHM))" office:value-type="float" office:value="0.938205138197702" calcext:value-type="float">
            <text:p>0.938205138197702</text:p>
          </table:table-cell>
        </table:table-row>
        <table:table-row table:style-name="ro1">
          <table:table-cell/>
          <table:table-cell office:value-type="float" office:value="2.937" calcext:value-type="float">
            <text:p>2.937</text:p>
          </table:table-cell>
          <table:table-cell table:formula="of:=hcnm/[.B113]" office:value-type="float" office:value="422.145706162751" calcext:value-type="float">
            <text:p>422.1</text:p>
          </table:table-cell>
          <table:table-cell office:value-type="float" office:value="0.99" calcext:value-type="float">
            <text:p>0.99</text:p>
          </table:table-cell>
          <table:table-cell table:formula="of:=EXP(-2*([.C113]-MEAN)*([.C113]-MEAN)/(FWHM*FWHM))" office:value-type="float" office:value="0.960083550490093" calcext:value-type="float">
            <text:p>0.960083550490093</text:p>
          </table:table-cell>
        </table:table-row>
        <table:table-row table:style-name="ro1">
          <table:table-cell/>
          <table:table-cell office:value-type="float" office:value="2.93" calcext:value-type="float">
            <text:p>2.93</text:p>
          </table:table-cell>
          <table:table-cell table:formula="of:=hcnm/[.B114]" office:value-type="float" office:value="423.154245392491" calcext:value-type="float">
            <text:p>423.2</text:p>
          </table:table-cell>
          <table:table-cell office:value-type="float" office:value="0.995" calcext:value-type="float">
            <text:p>0.995</text:p>
          </table:table-cell>
          <table:table-cell table:formula="of:=EXP(-2*([.C114]-MEAN)*([.C114]-MEAN)/(FWHM*FWHM))" office:value-type="float" office:value="0.983110208812683" calcext:value-type="float">
            <text:p>0.983110208812683</text:p>
          </table:table-cell>
        </table:table-row>
        <table:table-row table:style-name="ro1">
          <table:table-cell/>
          <table:table-cell office:value-type="float" office:value="2.924" calcext:value-type="float">
            <text:p>2.924</text:p>
          </table:table-cell>
          <table:table-cell table:formula="of:=hcnm/[.B115]" office:value-type="float" office:value="424.022550957592" calcext:value-type="float">
            <text:p>424.0</text:p>
          </table:table-cell>
          <table:table-cell office:value-type="float" office:value="1" calcext:value-type="float">
            <text:p>1</text:p>
          </table:table-cell>
          <table:table-cell table:formula="of:=EXP(-2*([.C115]-MEAN)*([.C115]-MEAN)/(FWHM*FWHM))" office:value-type="float" office:value="0.995234358723343" calcext:value-type="float">
            <text:p>0.995234358723343</text:p>
          </table:table-cell>
        </table:table-row>
        <table:table-row table:style-name="ro1">
          <table:table-cell/>
          <table:table-cell office:value-type="float" office:value="2.919" calcext:value-type="float">
            <text:p>2.919</text:p>
          </table:table-cell>
          <table:table-cell table:formula="of:=hcnm/[.B116]" office:value-type="float" office:value="424.748865707434" calcext:value-type="float">
            <text:p>424.7</text:p>
          </table:table-cell>
          <table:table-cell office:value-type="float" office:value="1" calcext:value-type="float">
            <text:p>1</text:p>
          </table:table-cell>
          <table:table-cell table:formula="of:=EXP(-2*([.C116]-MEAN)*([.C116]-MEAN)/(FWHM*FWHM))" office:value-type="float" office:value="0.999684707550601" calcext:value-type="float">
            <text:p>0.999684707550601</text:p>
          </table:table-cell>
        </table:table-row>
        <table:table-row table:style-name="ro1">
          <table:table-cell/>
          <table:table-cell office:value-type="float" office:value="2.913" calcext:value-type="float">
            <text:p>2.913</text:p>
          </table:table-cell>
          <table:table-cell table:formula="of:=hcnm/[.B117]" office:value-type="float" office:value="425.62373463783" calcext:value-type="float">
            <text:p>425.6</text:p>
          </table:table-cell>
          <table:table-cell office:value-type="float" office:value="1" calcext:value-type="float">
            <text:p>1</text:p>
          </table:table-cell>
          <table:table-cell table:formula="of:=EXP(-2*([.C117]-MEAN)*([.C117]-MEAN)/(FWHM*FWHM))" office:value-type="float" office:value="0.998056666230856" calcext:value-type="float">
            <text:p>0.998056666230856</text:p>
          </table:table-cell>
        </table:table-row>
        <table:table-row table:style-name="ro1">
          <table:table-cell/>
          <table:table-cell office:value-type="float" office:value="2.907" calcext:value-type="float">
            <text:p>2.907</text:p>
          </table:table-cell>
          <table:table-cell table:formula="of:=hcnm/[.B118]" office:value-type="float" office:value="426.50221499828" calcext:value-type="float">
            <text:p>426.5</text:p>
          </table:table-cell>
          <table:table-cell office:value-type="float" office:value="0.995" calcext:value-type="float">
            <text:p>0.995</text:p>
          </table:table-cell>
          <table:table-cell table:formula="of:=EXP(-2*([.C118]-MEAN)*([.C118]-MEAN)/(FWHM*FWHM))" office:value-type="float" office:value="0.988780167613254" calcext:value-type="float">
            <text:p>0.988780167613254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hcnm/[.B119]" office:value-type="float" office:value="427.531703103448" calcext:value-type="float">
            <text:p>427.5</text:p>
          </table:table-cell>
          <table:table-cell office:value-type="float" office:value="0.99" calcext:value-type="float">
            <text:p>0.99</text:p>
          </table:table-cell>
          <table:table-cell table:formula="of:=EXP(-2*([.C119]-MEAN)*([.C119]-MEAN)/(FWHM*FWHM))" office:value-type="float" office:value="0.968460479338278" calcext:value-type="float">
            <text:p>0.968460479338278</text:p>
          </table:table-cell>
        </table:table-row>
        <table:table-row table:style-name="ro1">
          <table:table-cell/>
          <table:table-cell office:value-type="float" office:value="2.894" calcext:value-type="float">
            <text:p>2.894</text:p>
          </table:table-cell>
          <table:table-cell table:formula="of:=hcnm/[.B120]" office:value-type="float" office:value="428.418085348998" calcext:value-type="float">
            <text:p>428.4</text:p>
          </table:table-cell>
          <table:table-cell office:value-type="float" office:value="0.985" calcext:value-type="float">
            <text:p>0.985</text:p>
          </table:table-cell>
          <table:table-cell table:formula="of:=EXP(-2*([.C120]-MEAN)*([.C120]-MEAN)/(FWHM*FWHM))" office:value-type="float" office:value="0.943256963920238" calcext:value-type="float">
            <text:p>0.943256963920238</text:p>
          </table:table-cell>
        </table:table-row>
        <table:table-row table:style-name="ro1">
          <table:table-cell/>
          <table:table-cell office:value-type="float" office:value="2.888" calcext:value-type="float">
            <text:p>2.888</text:p>
          </table:table-cell>
          <table:table-cell table:formula="of:=hcnm/[.B121]" office:value-type="float" office:value="429.308150623269" calcext:value-type="float">
            <text:p>429.3</text:p>
          </table:table-cell>
          <table:table-cell office:value-type="float" office:value="0.98" calcext:value-type="float">
            <text:p>0.98</text:p>
          </table:table-cell>
          <table:table-cell table:formula="of:=EXP(-2*([.C121]-MEAN)*([.C121]-MEAN)/(FWHM*FWHM))" office:value-type="float" office:value="0.911375019951541" calcext:value-type="float">
            <text:p>0.911375019951541</text:p>
          </table:table-cell>
        </table:table-row>
        <table:table-row table:style-name="ro1">
          <table:table-cell/>
          <table:table-cell office:value-type="float" office:value="2.882" calcext:value-type="float">
            <text:p>2.882</text:p>
          </table:table-cell>
          <table:table-cell table:formula="of:=hcnm/[.B122]" office:value-type="float" office:value="430.201921929216" calcext:value-type="float">
            <text:p>430.2</text:p>
          </table:table-cell>
          <table:table-cell office:value-type="float" office:value="0.97" calcext:value-type="float">
            <text:p>0.97</text:p>
          </table:table-cell>
          <table:table-cell table:formula="of:=EXP(-2*([.C122]-MEAN)*([.C122]-MEAN)/(FWHM*FWHM))" office:value-type="float" office:value="0.873453872224349" calcext:value-type="float">
            <text:p>0.873453872224349</text:p>
          </table:table-cell>
        </table:table-row>
        <table:table-row table:style-name="ro1">
          <table:table-cell/>
          <table:table-cell office:value-type="float" office:value="2.875" calcext:value-type="float">
            <text:p>2.875</text:p>
          </table:table-cell>
          <table:table-cell table:formula="of:=hcnm/[.B123]" office:value-type="float" office:value="431.249370086957" calcext:value-type="float">
            <text:p>431.2</text:p>
          </table:table-cell>
          <table:table-cell office:value-type="float" office:value="0.96" calcext:value-type="float">
            <text:p>0.96</text:p>
          </table:table-cell>
          <table:table-cell table:formula="of:=EXP(-2*([.C123]-MEAN)*([.C123]-MEAN)/(FWHM*FWHM))" office:value-type="float" office:value="0.822609945925127" calcext:value-type="float">
            <text:p>0.822609945925127</text:p>
          </table:table-cell>
        </table:table-row>
        <table:table-row table:style-name="ro1">
          <table:table-cell/>
          <table:table-cell office:value-type="float" office:value="2.867" calcext:value-type="float">
            <text:p>2.867</text:p>
          </table:table-cell>
          <table:table-cell table:formula="of:=hcnm/[.B124]" office:value-type="float" office:value="432.452716777119" calcext:value-type="float">
            <text:p>432.5</text:p>
          </table:table-cell>
          <table:table-cell office:value-type="float" office:value="0.95" calcext:value-type="float">
            <text:p>0.95</text:p>
          </table:table-cell>
          <table:table-cell table:formula="of:=EXP(-2*([.C124]-MEAN)*([.C124]-MEAN)/(FWHM*FWHM))" office:value-type="float" office:value="0.757512729742101" calcext:value-type="float">
            <text:p>0.757512729742101</text:p>
          </table:table-cell>
        </table:table-row>
        <table:table-row table:style-name="ro1">
          <table:table-cell/>
          <table:table-cell office:value-type="float" office:value="2.86" calcext:value-type="float">
            <text:p>2.86</text:p>
          </table:table-cell>
          <table:table-cell table:formula="of:=hcnm/[.B125]" office:value-type="float" office:value="433.511167482518" calcext:value-type="float">
            <text:p>433.5</text:p>
          </table:table-cell>
          <table:table-cell office:value-type="float" office:value="0.94" calcext:value-type="float">
            <text:p>0.94</text:p>
          </table:table-cell>
          <table:table-cell table:formula="of:=EXP(-2*([.C125]-MEAN)*([.C125]-MEAN)/(FWHM*FWHM))" office:value-type="float" office:value="0.696143223047216" calcext:value-type="float">
            <text:p>0.696143223047216</text:p>
          </table:table-cell>
        </table:table-row>
        <table:table-row table:style-name="ro1">
          <table:table-cell/>
          <table:table-cell office:value-type="float" office:value="2.853" calcext:value-type="float">
            <text:p>2.853</text:p>
          </table:table-cell>
          <table:table-cell table:formula="of:=hcnm/[.B126]" office:value-type="float" office:value="434.574812127585" calcext:value-type="float">
            <text:p>434.6</text:p>
          </table:table-cell>
          <table:table-cell office:value-type="float" office:value="0.92" calcext:value-type="float">
            <text:p>0.92</text:p>
          </table:table-cell>
          <table:table-cell table:formula="of:=EXP(-2*([.C126]-MEAN)*([.C126]-MEAN)/(FWHM*FWHM))" office:value-type="float" office:value="0.632303906061015" calcext:value-type="float">
            <text:p>0.632303906061015</text:p>
          </table:table-cell>
        </table:table-row>
        <table:table-row table:style-name="ro1">
          <table:table-cell/>
          <table:table-cell office:value-type="float" office:value="2.845" calcext:value-type="float">
            <text:p>2.845</text:p>
          </table:table-cell>
          <table:table-cell table:formula="of:=hcnm/[.B127]" office:value-type="float" office:value="435.796815114235" calcext:value-type="float">
            <text:p>435.8</text:p>
          </table:table-cell>
          <table:table-cell office:value-type="float" office:value="0.9" calcext:value-type="float">
            <text:p>0.9</text:p>
          </table:table-cell>
          <table:table-cell table:formula="of:=EXP(-2*([.C127]-MEAN)*([.C127]-MEAN)/(FWHM*FWHM))" office:value-type="float" office:value="0.558301531760073" calcext:value-type="float">
            <text:p>0.558301531760073</text:p>
          </table:table-cell>
        </table:table-row>
        <table:table-row table:style-name="ro1">
          <table:table-cell/>
          <table:table-cell office:value-type="float" office:value="2.837" calcext:value-type="float">
            <text:p>2.837</text:p>
          </table:table-cell>
          <table:table-cell table:formula="of:=hcnm/[.B128]" office:value-type="float" office:value="437.025709904829" calcext:value-type="float">
            <text:p>437.0</text:p>
          </table:table-cell>
          <table:table-cell office:value-type="float" office:value="0.87" calcext:value-type="float">
            <text:p>0.87</text:p>
          </table:table-cell>
          <table:table-cell table:formula="of:=EXP(-2*([.C128]-MEAN)*([.C128]-MEAN)/(FWHM*FWHM))" office:value-type="float" office:value="0.485251243870824" calcext:value-type="float">
            <text:p>0.485251243870824</text:p>
          </table:table-cell>
        </table:table-row>
        <table:table-row table:style-name="ro1">
          <table:table-cell/>
          <table:table-cell office:value-type="float" office:value="2.829" calcext:value-type="float">
            <text:p>2.829</text:p>
          </table:table-cell>
          <table:table-cell table:formula="of:=hcnm/[.B129]" office:value-type="float" office:value="438.261554966419" calcext:value-type="float">
            <text:p>438.3</text:p>
          </table:table-cell>
          <table:table-cell office:value-type="float" office:value="0.85" calcext:value-type="float">
            <text:p>0.85</text:p>
          </table:table-cell>
          <table:table-cell table:formula="of:=EXP(-2*([.C129]-MEAN)*([.C129]-MEAN)/(FWHM*FWHM))" office:value-type="float" office:value="0.415055015263861" calcext:value-type="float">
            <text:p>0.415055015263861</text:p>
          </table:table-cell>
        </table:table-row>
        <table:table-row table:style-name="ro1">
          <table:table-cell/>
          <table:table-cell office:value-type="float" office:value="2.819" calcext:value-type="float">
            <text:p>2.819</text:p>
          </table:table-cell>
          <table:table-cell table:formula="of:=hcnm/[.B130]" office:value-type="float" office:value="439.816225257183" calcext:value-type="float">
            <text:p>439.8</text:p>
          </table:table-cell>
          <table:table-cell office:value-type="float" office:value="0.83" calcext:value-type="float">
            <text:p>0.83</text:p>
          </table:table-cell>
          <table:table-cell table:formula="of:=EXP(-2*([.C130]-MEAN)*([.C130]-MEAN)/(FWHM*FWHM))" office:value-type="float" office:value="0.333670048054138" calcext:value-type="float">
            <text:p>0.333670048054138</text:p>
          </table:table-cell>
        </table:table-row>
        <table:table-row table:style-name="ro1">
          <table:table-cell/>
          <table:table-cell office:value-type="float" office:value="2.811" calcext:value-type="float">
            <text:p>2.811</text:p>
          </table:table-cell>
          <table:table-cell table:formula="of:=hcnm/[.B131]" office:value-type="float" office:value="441.067925649235" calcext:value-type="float">
            <text:p>441.1</text:p>
          </table:table-cell>
          <table:table-cell office:value-type="float" office:value="0.8" calcext:value-type="float">
            <text:p>0.8</text:p>
          </table:table-cell>
          <table:table-cell table:formula="of:=EXP(-2*([.C131]-MEAN)*([.C131]-MEAN)/(FWHM*FWHM))" office:value-type="float" office:value="0.275025578380905" calcext:value-type="float">
            <text:p>0.275025578380905</text:p>
          </table:table-cell>
        </table:table-row>
        <table:table-row table:style-name="ro1">
          <table:table-cell/>
          <table:table-cell office:value-type="float" office:value="2.803" calcext:value-type="float">
            <text:p>2.803</text:p>
          </table:table-cell>
          <table:table-cell table:formula="of:=hcnm/[.B132]" office:value-type="float" office:value="442.326770959686" calcext:value-type="float">
            <text:p>442.3</text:p>
          </table:table-cell>
          <table:table-cell office:value-type="float" office:value="0.75" calcext:value-type="float">
            <text:p>0.75</text:p>
          </table:table-cell>
          <table:table-cell table:formula="of:=EXP(-2*([.C132]-MEAN)*([.C132]-MEAN)/(FWHM*FWHM))" office:value-type="float" office:value="0.222888204253147" calcext:value-type="float">
            <text:p>0.222888204253147</text:p>
          </table:table-cell>
        </table:table-row>
        <table:table-row table:style-name="ro1">
          <table:table-cell/>
          <table:table-cell office:value-type="float" office:value="2.793" calcext:value-type="float">
            <text:p>2.793</text:p>
          </table:table-cell>
          <table:table-cell table:formula="of:=hcnm/[.B133]" office:value-type="float" office:value="443.910468671679" calcext:value-type="float">
            <text:p>443.9</text:p>
          </table:table-cell>
          <table:table-cell office:value-type="float" office:value="0.73" calcext:value-type="float">
            <text:p>0.73</text:p>
          </table:table-cell>
          <table:table-cell table:formula="of:=EXP(-2*([.C133]-MEAN)*([.C133]-MEAN)/(FWHM*FWHM))" office:value-type="float" office:value="0.1672895514503" calcext:value-type="float">
            <text:p>0.1672895514503</text:p>
          </table:table-cell>
        </table:table-row>
        <table:table-row table:style-name="ro1">
          <table:table-cell/>
          <table:table-cell office:value-type="float" office:value="2.782" calcext:value-type="float">
            <text:p>2.782</text:p>
          </table:table-cell>
          <table:table-cell table:formula="of:=hcnm/[.B134]" office:value-type="float" office:value="445.665686196981" calcext:value-type="float">
            <text:p>445.7</text:p>
          </table:table-cell>
          <table:table-cell office:value-type="float" office:value="0.7" calcext:value-type="float">
            <text:p>0.7</text:p>
          </table:table-cell>
          <table:table-cell table:formula="of:=EXP(-2*([.C134]-MEAN)*([.C134]-MEAN)/(FWHM*FWHM))" office:value-type="float" office:value="0.118202865681421" calcext:value-type="float">
            <text:p>0.118202865681421</text:p>
          </table:table-cell>
        </table:table-row>
        <table:table-row table:style-name="ro1">
          <table:table-cell/>
          <table:table-cell office:value-type="float" office:value="2.768" calcext:value-type="float">
            <text:p>2.768</text:p>
          </table:table-cell>
          <table:table-cell table:formula="of:=hcnm/[.B135]" office:value-type="float" office:value="447.919775650289" calcext:value-type="float">
            <text:p>447.9</text:p>
          </table:table-cell>
          <table:table-cell office:value-type="float" office:value="0.63" calcext:value-type="float">
            <text:p>0.63</text:p>
          </table:table-cell>
          <table:table-cell table:formula="of:=EXP(-2*([.C135]-MEAN)*([.C135]-MEAN)/(FWHM*FWHM))" office:value-type="float" office:value="0.0723253506919038" calcext:value-type="float">
            <text:p>0.0723253506919038</text:p>
          </table:table-cell>
        </table:table-row>
        <table:table-row table:style-name="ro1">
          <table:table-cell/>
          <table:table-cell office:value-type="float" office:value="2.755" calcext:value-type="float">
            <text:p>2.755</text:p>
          </table:table-cell>
          <table:table-cell table:formula="of:=hcnm/[.B136]" office:value-type="float" office:value="450.03337168784" calcext:value-type="float">
            <text:p>450.0</text:p>
          </table:table-cell>
          <table:table-cell office:value-type="float" office:value="0.6" calcext:value-type="float">
            <text:p>0.6</text:p>
          </table:table-cell>
          <table:table-cell table:formula="of:=EXP(-2*([.C136]-MEAN)*([.C136]-MEAN)/(FWHM*FWHM))" office:value-type="float" office:value="0.0435716534494774" calcext:value-type="float">
            <text:p>0.0435716534494774</text:p>
          </table:table-cell>
        </table:table-row>
        <table:table-row table:style-name="ro1">
          <table:table-cell/>
          <table:table-cell office:value-type="float" office:value="2.742" calcext:value-type="float">
            <text:p>2.742</text:p>
          </table:table-cell>
          <table:table-cell table:formula="of:=hcnm/[.B137]" office:value-type="float" office:value="452.167009117433" calcext:value-type="float">
            <text:p>452.2</text:p>
          </table:table-cell>
          <table:table-cell office:value-type="float" office:value="0.55" calcext:value-type="float">
            <text:p>0.55</text:p>
          </table:table-cell>
          <table:table-cell table:formula="of:=EXP(-2*([.C137]-MEAN)*([.C137]-MEAN)/(FWHM*FWHM))" office:value-type="float" office:value="0.0249662111588266" calcext:value-type="float">
            <text:p>0.0249662111588266</text:p>
          </table:table-cell>
        </table:table-row>
        <table:table-row table:style-name="ro1">
          <table:table-cell/>
          <table:table-cell office:value-type="float" office:value="2.731" calcext:value-type="float">
            <text:p>2.731</text:p>
          </table:table-cell>
          <table:table-cell table:formula="of:=hcnm/[.B138]" office:value-type="float" office:value="453.988260344196" calcext:value-type="float">
            <text:p>454.0</text:p>
          </table:table-cell>
          <table:table-cell office:value-type="float" office:value="0.5" calcext:value-type="float">
            <text:p>0.5</text:p>
          </table:table-cell>
          <table:table-cell table:formula="of:=EXP(-2*([.C138]-MEAN)*([.C138]-MEAN)/(FWHM*FWHM))" office:value-type="float" office:value="0.0149716601398385" calcext:value-type="float">
            <text:p>0.0149716601398385</text:p>
          </table:table-cell>
        </table:table-row>
        <table:table-row table:style-name="ro1">
          <table:table-cell/>
          <table:table-cell office:value-type="float" office:value="2.723" calcext:value-type="float">
            <text:p>2.723</text:p>
          </table:table-cell>
          <table:table-cell table:formula="of:=hcnm/[.B139]" office:value-type="float" office:value="455.322048843188" calcext:value-type="float">
            <text:p>455.3</text:p>
          </table:table-cell>
          <table:table-cell office:value-type="float" office:value="0.48" calcext:value-type="float">
            <text:p>0.48</text:p>
          </table:table-cell>
          <table:table-cell table:formula="of:=EXP(-2*([.C139]-MEAN)*([.C139]-MEAN)/(FWHM*FWHM))" office:value-type="float" office:value="0.0100806933876914" calcext:value-type="float">
            <text:p>0.0100806933876914</text:p>
          </table:table-cell>
        </table:table-row>
        <table:table-row table:style-name="ro1">
          <table:table-cell/>
          <table:table-cell office:value-type="float" office:value="2.718" calcext:value-type="float">
            <text:p>2.718</text:p>
          </table:table-cell>
          <table:table-cell table:formula="of:=hcnm/[.B140]" office:value-type="float" office:value="456.159653789551" calcext:value-type="float">
            <text:p>456.2</text:p>
          </table:table-cell>
          <table:table-cell office:value-type="float" office:value="0.47" calcext:value-type="float">
            <text:p>0.47</text:p>
          </table:table-cell>
          <table:table-cell table:formula="of:=EXP(-2*([.C140]-MEAN)*([.C140]-MEAN)/(FWHM*FWHM))" office:value-type="float" office:value="0.00779229291627983" calcext:value-type="float">
            <text:p>0.00779229291627983</text:p>
          </table:table-cell>
        </table:table-row>
        <table:table-row table:style-name="ro1">
          <table:table-cell/>
          <table:table-cell office:value-type="float" office:value="2.711" calcext:value-type="float">
            <text:p>2.711</text:p>
          </table:table-cell>
          <table:table-cell table:formula="of:=hcnm/[.B141]" office:value-type="float" office:value="457.337491331612" calcext:value-type="float">
            <text:p>457.3</text:p>
          </table:table-cell>
          <table:table-cell office:value-type="float" office:value="0.46" calcext:value-type="float">
            <text:p>0.46</text:p>
          </table:table-cell>
          <table:table-cell table:formula="of:=EXP(-2*([.C141]-MEAN)*([.C141]-MEAN)/(FWHM*FWHM))" office:value-type="float" office:value="0.00536120386140324" calcext:value-type="float">
            <text:p>0.00536120386140324</text:p>
          </table:table-cell>
        </table:table-row>
        <table:table-row table:style-name="ro1">
          <table:table-cell/>
          <table:table-cell office:value-type="float" office:value="2.706" calcext:value-type="float">
            <text:p>2.706</text:p>
          </table:table-cell>
          <table:table-cell table:formula="of:=hcnm/[.B142]" office:value-type="float" office:value="458.18253473762" calcext:value-type="float">
            <text:p>458.2</text:p>
          </table:table-cell>
          <table:table-cell office:value-type="float" office:value="0.45" calcext:value-type="float">
            <text:p>0.45</text:p>
          </table:table-cell>
          <table:table-cell table:formula="of:=EXP(-2*([.C142]-MEAN)*([.C142]-MEAN)/(FWHM*FWHM))" office:value-type="float" office:value="0.00406474992041949" calcext:value-type="float">
            <text:p>0.00406474992041949</text:p>
          </table:table-cell>
        </table:table-row>
        <table:table-row table:style-name="ro1">
          <table:table-cell/>
          <table:table-cell office:value-type="float" office:value="2.703" calcext:value-type="float">
            <text:p>2.703</text:p>
          </table:table-cell>
          <table:table-cell table:formula="of:=hcnm/[.B143]" office:value-type="float" office:value="458.691061413245" calcext:value-type="float">
            <text:p>458.7</text:p>
          </table:table-cell>
          <table:table-cell office:value-type="float" office:value="0.445" calcext:value-type="float">
            <text:p>0.445</text:p>
          </table:table-cell>
          <table:table-cell table:formula="of:=EXP(-2*([.C143]-MEAN)*([.C143]-MEAN)/(FWHM*FWHM))" office:value-type="float" office:value="0.00342916634395461" calcext:value-type="float">
            <text:p>0.00342916634395461</text:p>
          </table:table-cell>
        </table:table-row>
        <table:table-row table:style-name="ro1">
          <table:table-cell/>
          <table:table-cell office:value-type="float" office:value="2.698" calcext:value-type="float">
            <text:p>2.698</text:p>
          </table:table-cell>
          <table:table-cell table:formula="of:=hcnm/[.B144]" office:value-type="float" office:value="459.54111897702" calcext:value-type="float">
            <text:p>459.5</text:p>
          </table:table-cell>
          <table:table-cell office:value-type="float" office:value="0.44" calcext:value-type="float">
            <text:p>0.44</text:p>
          </table:table-cell>
          <table:table-cell table:formula="of:=EXP(-2*([.C144]-MEAN)*([.C144]-MEAN)/(FWHM*FWHM))" office:value-type="float" office:value="0.00256590380724976" calcext:value-type="float">
            <text:p>0.00256590380724976</text:p>
          </table:table-cell>
        </table:table-row>
        <table:table-row table:style-name="ro1">
          <table:table-cell/>
          <table:table-cell office:value-type="float" office:value="2.693" calcext:value-type="float">
            <text:p>2.693</text:p>
          </table:table-cell>
          <table:table-cell table:formula="of:=hcnm/[.B145]" office:value-type="float" office:value="460.394333085778" calcext:value-type="float">
            <text:p>460.4</text:p>
          </table:table-cell>
          <table:table-cell office:value-type="float" office:value="0.43" calcext:value-type="float">
            <text:p>0.43</text:p>
          </table:table-cell>
          <table:table-cell table:formula="of:=EXP(-2*([.C145]-MEAN)*([.C145]-MEAN)/(FWHM*FWHM))" office:value-type="float" office:value="0.00190400812948429" calcext:value-type="float">
            <text:p>0.00190400812948429</text:p>
          </table:table-cell>
        </table:table-row>
        <table:table-row table:style-name="ro1">
          <table:table-cell/>
          <table:table-cell office:value-type="float" office:value="2.688" calcext:value-type="float">
            <text:p>2.688</text:p>
          </table:table-cell>
          <table:table-cell table:formula="of:=hcnm/[.B146]" office:value-type="float" office:value="461.250721354167" calcext:value-type="float">
            <text:p>461.3</text:p>
          </table:table-cell>
          <table:table-cell office:value-type="float" office:value="0.42" calcext:value-type="float">
            <text:p>0.42</text:p>
          </table:table-cell>
          <table:table-cell table:formula="of:=EXP(-2*([.C146]-MEAN)*([.C146]-MEAN)/(FWHM*FWHM))" office:value-type="float" office:value="0.00140099302043168" calcext:value-type="float">
            <text:p>0.00140099302043168</text:p>
          </table:table-cell>
        </table:table-row>
        <table:table-row table:style-name="ro1">
          <table:table-cell/>
          <table:table-cell office:value-type="float" office:value="2.681" calcext:value-type="float">
            <text:p>2.681</text:p>
          </table:table-cell>
          <table:table-cell table:formula="of:=hcnm/[.B147]" office:value-type="float" office:value="462.455031331593" calcext:value-type="float">
            <text:p>462.5</text:p>
          </table:table-cell>
          <table:table-cell office:value-type="float" office:value="0.4" calcext:value-type="float">
            <text:p>0.4</text:p>
          </table:table-cell>
          <table:table-cell table:formula="of:=EXP(-2*([.C147]-MEAN)*([.C147]-MEAN)/(FWHM*FWHM))" office:value-type="float" office:value="0.000898847779141169" calcext:value-type="float">
            <text:p>0.000898847779141169</text:p>
          </table:table-cell>
        </table:table-row>
        <table:table-row table:style-name="ro1">
          <table:table-cell/>
          <table:table-cell office:value-type="float" office:value="2.676" calcext:value-type="float">
            <text:p>2.676</text:p>
          </table:table-cell>
          <table:table-cell table:formula="of:=hcnm/[.B148]" office:value-type="float" office:value="463.319110239163" calcext:value-type="float">
            <text:p>463.3</text:p>
          </table:table-cell>
          <table:table-cell office:value-type="float" office:value="0.39" calcext:value-type="float">
            <text:p>0.39</text:p>
          </table:table-cell>
          <table:table-cell table:formula="of:=EXP(-2*([.C148]-MEAN)*([.C148]-MEAN)/(FWHM*FWHM))" office:value-type="float" office:value="0.000647902038881522" calcext:value-type="float">
            <text:p>0.000647902038881522</text:p>
          </table:table-cell>
        </table:table-row>
        <table:table-row table:style-name="ro1">
          <table:table-cell/>
          <table:table-cell office:value-type="float" office:value="2.669" calcext:value-type="float">
            <text:p>2.669</text:p>
          </table:table-cell>
          <table:table-cell table:formula="of:=hcnm/[.B149]" office:value-type="float" office:value="464.534259647808" calcext:value-type="float">
            <text:p>464.5</text:p>
          </table:table-cell>
          <table:table-cell office:value-type="float" office:value="0.36" calcext:value-type="float">
            <text:p>0.36</text:p>
          </table:table-cell>
          <table:table-cell table:formula="of:=EXP(-2*([.C149]-MEAN)*([.C149]-MEAN)/(FWHM*FWHM))" office:value-type="float" office:value="0.000403720226120429" calcext:value-type="float">
            <text:p>0.000403720226120429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table:formula="of:=hcnm/[.B150]" office:value-type="float" office:value="466.105992105263" calcext:value-type="float">
            <text:p>466.1</text:p>
          </table:table-cell>
          <table:table-cell office:value-type="float" office:value="0.35" calcext:value-type="float">
            <text:p>0.35</text:p>
          </table:table-cell>
          <table:table-cell table:formula="of:=EXP(-2*([.C150]-MEAN)*([.C150]-MEAN)/(FWHM*FWHM))" office:value-type="float" office:value="0.000214218735856811" calcext:value-type="float">
            <text:p>0.000214218735856811</text:p>
          </table:table-cell>
        </table:table-row>
        <table:table-row table:style-name="ro1">
          <table:table-cell/>
          <table:table-cell office:value-type="float" office:value="2.653" calcext:value-type="float">
            <text:p>2.653</text:p>
          </table:table-cell>
          <table:table-cell table:formula="of:=hcnm/[.B151]" office:value-type="float" office:value="467.335823218997" calcext:value-type="float">
            <text:p>467.3</text:p>
          </table:table-cell>
          <table:table-cell office:value-type="float" office:value="0.34" calcext:value-type="float">
            <text:p>0.34</text:p>
          </table:table-cell>
          <table:table-cell table:formula="of:=EXP(-2*([.C151]-MEAN)*([.C151]-MEAN)/(FWHM*FWHM))" office:value-type="float" office:value="0.000128239668052729" calcext:value-type="float">
            <text:p>0.000128239668052729</text:p>
          </table:table-cell>
        </table:table-row>
        <table:table-row table:style-name="ro1">
          <table:table-cell/>
          <table:table-cell office:value-type="float" office:value="2.646" calcext:value-type="float">
            <text:p>2.646</text:p>
          </table:table-cell>
          <table:table-cell table:formula="of:=hcnm/[.B152]" office:value-type="float" office:value="468.572161375661" calcext:value-type="float">
            <text:p>468.6</text:p>
          </table:table-cell>
          <table:table-cell office:value-type="float" office:value="0.32" calcext:value-type="float">
            <text:p>0.32</text:p>
          </table:table-cell>
          <table:table-cell table:formula="of:=EXP(-2*([.C152]-MEAN)*([.C152]-MEAN)/(FWHM*FWHM))" office:value-type="float" office:value="0.0000754027934873065" calcext:value-type="float">
            <text:p>7.54027934873065E-05</text:p>
          </table:table-cell>
        </table:table-row>
        <table:table-row table:style-name="ro1">
          <table:table-cell/>
          <table:table-cell office:value-type="float" office:value="2.638" calcext:value-type="float">
            <text:p>2.638</text:p>
          </table:table-cell>
          <table:table-cell table:formula="of:=hcnm/[.B153]" office:value-type="float" office:value="469.993153525398" calcext:value-type="float">
            <text:p>470.0</text:p>
          </table:table-cell>
          <table:table-cell office:value-type="float" office:value="0.3" calcext:value-type="float">
            <text:p>0.3</text:p>
          </table:table-cell>
          <table:table-cell table:formula="of:=EXP(-2*([.C153]-MEAN)*([.C153]-MEAN)/(FWHM*FWHM))" office:value-type="float" office:value="0.0000401889160381915" calcext:value-type="float">
            <text:p>4.01889160381915E-05</text:p>
          </table:table-cell>
        </table:table-row>
        <table:table-row table:style-name="ro1">
          <table:table-cell/>
          <table:table-cell table:style-name="ce1" office:value-type="float" office:value="2.63" calcext:value-type="float">
            <text:p>2.63</text:p>
          </table:table-cell>
          <table:table-cell table:formula="of:=hcnm/[.B154]" office:value-type="float" office:value="471.422790494297" calcext:value-type="float">
            <text:p>471.4</text:p>
          </table:table-cell>
          <table:table-cell office:value-type="float" office:value="0.29" calcext:value-type="float">
            <text:p>0.29</text:p>
          </table:table-cell>
          <table:table-cell table:formula="of:=EXP(-2*([.C154]-MEAN)*([.C154]-MEAN)/(FWHM*FWHM))" office:value-type="float" office:value="0.0000209080274046946" calcext:value-type="float">
            <text:p>2.09080274046946E-05</text:p>
          </table:table-cell>
        </table:table-row>
        <table:table-row table:style-name="ro1">
          <table:table-cell/>
          <table:table-cell office:value-type="float" office:value="2.622" calcext:value-type="float">
            <text:p>2.622</text:p>
          </table:table-cell>
          <table:table-cell table:formula="of:=hcnm/[.B155]" office:value-type="float" office:value="472.861151411137" calcext:value-type="float">
            <text:p>472.9</text:p>
          </table:table-cell>
          <table:table-cell office:value-type="float" office:value="0.27" calcext:value-type="float">
            <text:p>0.27</text:p>
          </table:table-cell>
          <table:table-cell table:formula="of:=EXP(-2*([.C155]-MEAN)*([.C155]-MEAN)/(FWHM*FWHM))" office:value-type="float" office:value="0.0000106128070699997" calcext:value-type="float">
            <text:p>1.06128070699997E-05</text:p>
          </table:table-cell>
        </table:table-row>
        <table:table-row table:style-name="ro1">
          <table:table-cell/>
          <table:table-cell office:value-type="float" office:value="2.614" calcext:value-type="float">
            <text:p>2.614</text:p>
          </table:table-cell>
          <table:table-cell table:formula="of:=hcnm/[.B156]" office:value-type="float" office:value="474.308316373374" calcext:value-type="float">
            <text:p>474.3</text:p>
          </table:table-cell>
          <table:table-cell office:value-type="float" office:value="0.25" calcext:value-type="float">
            <text:p>0.25</text:p>
          </table:table-cell>
          <table:table-cell table:formula="of:=EXP(-2*([.C156]-MEAN)*([.C156]-MEAN)/(FWHM*FWHM))" office:value-type="float" office:value="0.00000525384526576391" calcext:value-type="float">
            <text:p>5.25384526576391E-06</text:p>
          </table:table-cell>
        </table:table-row>
        <table:table-row table:style-name="ro1">
          <table:table-cell/>
          <table:table-cell office:value-type="float" office:value="2.605" calcext:value-type="float">
            <text:p>2.605</text:p>
          </table:table-cell>
          <table:table-cell table:formula="of:=hcnm/[.B157]" office:value-type="float" office:value="475.947001535509" calcext:value-type="float">
            <text:p>475.9</text:p>
          </table:table-cell>
          <table:table-cell office:value-type="float" office:value="0.24" calcext:value-type="float">
            <text:p>0.24</text:p>
          </table:table-cell>
          <table:table-cell table:formula="of:=EXP(-2*([.C157]-MEAN)*([.C157]-MEAN)/(FWHM*FWHM))" office:value-type="float" office:value="0.00000231064274557557" calcext:value-type="float">
            <text:p>2.31064274557557E-06</text:p>
          </table:table-cell>
        </table:table-row>
        <table:table-row table:style-name="ro1">
          <table:table-cell/>
          <table:table-cell office:value-type="float" office:value="2.595" calcext:value-type="float">
            <text:p>2.595</text:p>
          </table:table-cell>
          <table:table-cell table:formula="of:=hcnm/[.B158]" office:value-type="float" office:value="477.781094026975" calcext:value-type="float">
            <text:p>477.8</text:p>
          </table:table-cell>
          <table:table-cell office:value-type="float" office:value="0.22" calcext:value-type="float">
            <text:p>0.22</text:p>
          </table:table-cell>
          <table:table-cell table:formula="of:=EXP(-2*([.C158]-MEAN)*([.C158]-MEAN)/(FWHM*FWHM))" office:value-type="float" office:value="0.00000089251775188624" calcext:value-type="float">
            <text:p>8.92517751886236E-07</text:p>
          </table:table-cell>
        </table:table-row>
        <table:table-row table:style-name="ro1">
          <table:table-cell/>
          <table:table-cell office:value-type="float" office:value="2.586" calcext:value-type="float">
            <text:p>2.586</text:p>
          </table:table-cell>
          <table:table-cell table:formula="of:=hcnm/[.B159]" office:value-type="float" office:value="479.443905259087" calcext:value-type="float">
            <text:p>479.4</text:p>
          </table:table-cell>
          <table:table-cell office:value-type="float" office:value="0.2" calcext:value-type="float">
            <text:p>0.2</text:p>
          </table:table-cell>
          <table:table-cell table:formula="of:=EXP(-2*([.C159]-MEAN)*([.C159]-MEAN)/(FWHM*FWHM))" office:value-type="float" office:value="0.0000003659774566471" calcext:value-type="float">
            <text:p>3.65977456647097E-07</text:p>
          </table:table-cell>
        </table:table-row>
        <table:table-row table:style-name="ro1">
          <table:table-cell/>
          <table:table-cell office:value-type="float" office:value="2.577" calcext:value-type="float">
            <text:p>2.577</text:p>
          </table:table-cell>
          <table:table-cell table:formula="of:=hcnm/[.B160]" office:value-type="float" office:value="481.118331005045" calcext:value-type="float">
            <text:p>481.1</text:p>
          </table:table-cell>
          <table:table-cell office:value-type="float" office:value="0.18" calcext:value-type="float">
            <text:p>0.18</text:p>
          </table:table-cell>
          <table:table-cell table:formula="of:=EXP(-2*([.C160]-MEAN)*([.C160]-MEAN)/(FWHM*FWHM))" office:value-type="float" office:value="0.00000014502852728809" calcext:value-type="float">
            <text:p>1.45028527288089E-07</text:p>
          </table:table-cell>
        </table:table-row>
        <table:table-row table:style-name="ro1">
          <table:table-cell/>
          <table:table-cell office:value-type="float" office:value="2.569" calcext:value-type="float">
            <text:p>2.569</text:p>
          </table:table-cell>
          <table:table-cell table:formula="of:=hcnm/[.B161]" office:value-type="float" office:value="482.616558583106" calcext:value-type="float">
            <text:p>482.6</text:p>
          </table:table-cell>
          <table:table-cell office:value-type="float" office:value="0.17" calcext:value-type="float">
            <text:p>0.17</text:p>
          </table:table-cell>
          <table:table-cell table:formula="of:=EXP(-2*([.C161]-MEAN)*([.C161]-MEAN)/(FWHM*FWHM))" office:value-type="float" office:value="0.00000006186327587604" calcext:value-type="float">
            <text:p>6.18632758760399E-08</text:p>
          </table:table-cell>
        </table:table-row>
        <table:table-row table:style-name="ro1">
          <table:table-cell/>
          <table:table-cell office:value-type="float" office:value="2.561" calcext:value-type="float">
            <text:p>2.561</text:p>
          </table:table-cell>
          <table:table-cell table:formula="of:=hcnm/[.B162]" office:value-type="float" office:value="484.124146427177" calcext:value-type="float">
            <text:p>484.1</text:p>
          </table:table-cell>
          <table:table-cell office:value-type="float" office:value="0.16" calcext:value-type="float">
            <text:p>0.16</text:p>
          </table:table-cell>
          <table:table-cell table:formula="of:=EXP(-2*([.C162]-MEAN)*([.C162]-MEAN)/(FWHM*FWHM))" office:value-type="float" office:value="0.00000002566023155811" calcext:value-type="float">
            <text:p>2.56602315581079E-08</text:p>
          </table:table-cell>
        </table:table-row>
        <table:table-row table:style-name="ro1">
          <table:table-cell/>
          <table:table-cell office:value-type="float" office:value="2.554" calcext:value-type="float">
            <text:p>2.554</text:p>
          </table:table-cell>
          <table:table-cell table:formula="of:=hcnm/[.B163]" office:value-type="float" office:value="485.451033281128" calcext:value-type="float">
            <text:p>485.5</text:p>
          </table:table-cell>
          <table:table-cell office:value-type="float" office:value="0.15" calcext:value-type="float">
            <text:p>0.15</text:p>
          </table:table-cell>
          <table:table-cell table:formula="of:=EXP(-2*([.C163]-MEAN)*([.C163]-MEAN)/(FWHM*FWHM))" office:value-type="float" office:value="0.00000001160723619069" calcext:value-type="float">
            <text:p>1.16072361906915E-08</text:p>
          </table:table-cell>
        </table:table-row>
        <table:table-row table:style-name="ro1">
          <table:table-cell/>
          <table:table-cell office:value-type="float" office:value="2.547" calcext:value-type="float">
            <text:p>2.547</text:p>
          </table:table-cell>
          <table:table-cell table:formula="of:=hcnm/[.B164]" office:value-type="float" office:value="486.785213584609" calcext:value-type="float">
            <text:p>486.8</text:p>
          </table:table-cell>
          <table:table-cell office:value-type="float" office:value="0.14" calcext:value-type="float">
            <text:p>0.14</text:p>
          </table:table-cell>
          <table:table-cell table:formula="of:=EXP(-2*([.C164]-MEAN)*([.C164]-MEAN)/(FWHM*FWHM))" office:value-type="float" office:value="0.00000000513563115641" calcext:value-type="float">
            <text:p>5.13563115640692E-09</text:p>
          </table:table-cell>
        </table:table-row>
        <table:table-row table:style-name="ro1">
          <table:table-cell/>
          <table:table-cell office:value-type="float" office:value="2.539" calcext:value-type="float">
            <text:p>2.539</text:p>
          </table:table-cell>
          <table:table-cell table:formula="of:=hcnm/[.B165]" office:value-type="float" office:value="488.318999212288" calcext:value-type="float">
            <text:p>488.3</text:p>
          </table:table-cell>
          <table:table-cell office:value-type="float" office:value="0.13" calcext:value-type="float">
            <text:p>0.13</text:p>
          </table:table-cell>
          <table:table-cell table:formula="of:=EXP(-2*([.C165]-MEAN)*([.C165]-MEAN)/(FWHM*FWHM))" office:value-type="float" office:value="0.00000000196754688492" calcext:value-type="float">
            <text:p>1.96754688491923E-09</text:p>
          </table:table-cell>
        </table:table-row>
        <table:table-row table:style-name="ro1">
          <table:table-cell/>
          <table:table-cell office:value-type="float" office:value="2.531" calcext:value-type="float">
            <text:p>2.531</text:p>
          </table:table-cell>
          <table:table-cell table:formula="of:=hcnm/[.B166]" office:value-type="float" office:value="489.862480837614" calcext:value-type="float">
            <text:p>489.9</text:p>
          </table:table-cell>
          <table:table-cell office:value-type="float" office:value="0.12" calcext:value-type="float">
            <text:p>0.12</text:p>
          </table:table-cell>
          <table:table-cell table:formula="of:=EXP(-2*([.C166]-MEAN)*([.C166]-MEAN)/(FWHM*FWHM))" office:value-type="float" office:value="0.00000000073165860158" calcext:value-type="float">
            <text:p>7.316586015776E-10</text:p>
          </table:table-cell>
        </table:table-row>
        <table:table-row table:style-name="ro1">
          <table:table-cell/>
          <table:table-cell office:value-type="float" office:value="2.524" calcext:value-type="float">
            <text:p>2.524</text:p>
          </table:table-cell>
          <table:table-cell table:formula="of:=hcnm/[.B167]" office:value-type="float" office:value="491.221053486529" calcext:value-type="float">
            <text:p>491.2</text:p>
          </table:table-cell>
          <table:table-cell office:value-type="float" office:value="0.11" calcext:value-type="float">
            <text:p>0.11</text:p>
          </table:table-cell>
          <table:table-cell table:formula="of:=EXP(-2*([.C167]-MEAN)*([.C167]-MEAN)/(FWHM*FWHM))" office:value-type="float" office:value="0.00000000030032988633" calcext:value-type="float">
            <text:p>3.00329886325172E-10</text:p>
          </table:table-cell>
        </table:table-row>
        <table:table-row table:style-name="ro1">
          <table:table-cell/>
          <table:table-cell office:value-type="float" office:value="2.516" calcext:value-type="float">
            <text:p>2.516</text:p>
          </table:table-cell>
          <table:table-cell table:formula="of:=hcnm/[.B168]" office:value-type="float" office:value="492.782964626391" calcext:value-type="float">
            <text:p>492.8</text:p>
          </table:table-cell>
          <table:table-cell office:value-type="float" office:value="0.1" calcext:value-type="float">
            <text:p>0.1</text:p>
          </table:table-cell>
          <table:table-cell table:formula="of:=EXP(-2*([.C168]-MEAN)*([.C168]-MEAN)/(FWHM*FWHM))" office:value-type="float" office:value="0.0000000001054639985" calcext:value-type="float">
            <text:p>1.0546399849819E-10</text:p>
          </table:table-cell>
        </table:table-row>
        <table:table-row table:style-name="ro1">
          <table:table-cell/>
          <table:table-cell office:value-type="float" office:value="2.506" calcext:value-type="float">
            <text:p>2.506</text:p>
          </table:table-cell>
          <table:table-cell table:formula="of:=hcnm/[.B169]" office:value-type="float" office:value="494.749377094972" calcext:value-type="float">
            <text:p>494.7</text:p>
          </table:table-cell>
          <table:table-cell office:value-type="float" office:value="0.098" calcext:value-type="float">
            <text:p>0.098</text:p>
          </table:table-cell>
          <table:table-cell table:formula="of:=EXP(-2*([.C169]-MEAN)*([.C169]-MEAN)/(FWHM*FWHM))" office:value-type="float" office:value="0.00000000002727970694" calcext:value-type="float">
            <text:p>2.72797069399052E-11</text:p>
          </table:table-cell>
        </table:table-row>
        <table:table-row table:style-name="ro1">
          <table:table-cell/>
          <table:table-cell office:value-type="float" office:value="2.496" calcext:value-type="float">
            <text:p>2.496</text:p>
          </table:table-cell>
          <table:table-cell table:formula="of:=hcnm/[.B170]" office:value-type="float" office:value="496.731546073718" calcext:value-type="float">
            <text:p>496.7</text:p>
          </table:table-cell>
          <table:table-cell office:value-type="float" office:value="0.095" calcext:value-type="float">
            <text:p>0.095</text:p>
          </table:table-cell>
          <table:table-cell table:formula="of:=EXP(-2*([.C170]-MEAN)*([.C170]-MEAN)/(FWHM*FWHM))" office:value-type="float" office:value="0.00000000000671233988" calcext:value-type="float">
            <text:p>6.71233987833673E-12</text:p>
          </table:table-cell>
        </table:table-row>
        <table:table-row table:style-name="ro1">
          <table:table-cell/>
          <table:table-cell office:value-type="float" office:value="2.487" calcext:value-type="float">
            <text:p>2.487</text:p>
          </table:table-cell>
          <table:table-cell table:formula="of:=hcnm/[.B171]" office:value-type="float" office:value="498.529127060716" calcext:value-type="float">
            <text:p>498.5</text:p>
          </table:table-cell>
          <table:table-cell office:value-type="float" office:value="0.09" calcext:value-type="float">
            <text:p>0.09</text:p>
          </table:table-cell>
          <table:table-cell table:formula="of:=EXP(-2*([.C171]-MEAN)*([.C171]-MEAN)/(FWHM*FWHM))" office:value-type="float" office:value="0.00000000000181913022" calcext:value-type="float">
            <text:p>1.81913021748146E-12</text:p>
          </table:table-cell>
        </table:table-row>
        <table:table-row table:style-name="ro1">
          <table:table-cell/>
          <table:table-cell office:value-type="float" office:value="2.481" calcext:value-type="float">
            <text:p>2.481</text:p>
          </table:table-cell>
          <table:table-cell table:formula="of:=hcnm/[.B172]" office:value-type="float" office:value="499.734759774285" calcext:value-type="float">
            <text:p>499.7</text:p>
          </table:table-cell>
          <table:table-cell office:value-type="float" office:value="0.085" calcext:value-type="float">
            <text:p>0.085</text:p>
          </table:table-cell>
          <table:table-cell table:formula="of:=EXP(-2*([.C172]-MEAN)*([.C172]-MEAN)/(FWHM*FWHM))" office:value-type="float" office:value="0.00000000000074423348" calcext:value-type="float">
            <text:p>7.44233479630494E-13</text:p>
          </table:table-cell>
        </table:table-row>
        <table:table-row table:style-name="ro1">
          <table:table-cell/>
          <table:table-cell office:value-type="float" office:value="2.433" calcext:value-type="float">
            <text:p>2.433</text:p>
          </table:table-cell>
          <table:table-cell table:formula="of:=hcnm/[.B173]" office:value-type="float" office:value="509.593891903" calcext:value-type="float">
            <text:p>509.6</text:p>
          </table:table-cell>
          <table:table-cell office:value-type="float" office:value="0.07" calcext:value-type="float">
            <text:p>0.07</text:p>
          </table:table-cell>
          <table:table-cell table:formula="of:=EXP(-2*([.C173]-MEAN)*([.C173]-MEAN)/(FWHM*FWHM))" office:value-type="float" office:value="2.88847520286246E-016" calcext:value-type="float">
            <text:p>2.88847520286246E-16</text:p>
          </table:table-cell>
        </table:table-row>
        <table:table-row table:style-name="ro1">
          <table:table-cell/>
          <table:table-cell office:value-type="float" office:value="2.386" calcext:value-type="float">
            <text:p>2.386</text:p>
          </table:table-cell>
          <table:table-cell table:formula="of:=hcnm/[.B174]" office:value-type="float" office:value="519.631994551551" calcext:value-type="float">
            <text:p>519.6</text:p>
          </table:table-cell>
          <table:table-cell office:value-type="float" office:value="0.06" calcext:value-type="float">
            <text:p>0.06</text:p>
          </table:table-cell>
          <table:table-cell table:formula="of:=EXP(-2*([.C174]-MEAN)*([.C174]-MEAN)/(FWHM*FWHM))" office:value-type="float" office:value="3.58095632940217E-020" calcext:value-type="float">
            <text:p>3.58095632940217E-20</text:p>
          </table:table-cell>
        </table:table-row>
        <table:table-row table:style-name="ro1">
          <table:table-cell/>
          <table:table-cell office:value-type="float" office:value="2.341" calcext:value-type="float">
            <text:p>2.341</text:p>
          </table:table-cell>
          <table:table-cell table:formula="of:=hcnm/[.B175]" office:value-type="float" office:value="529.620648868005" calcext:value-type="float">
            <text:p>529.6</text:p>
          </table:table-cell>
          <table:table-cell office:value-type="float" office:value="0.05" calcext:value-type="float">
            <text:p>0.05</text:p>
          </table:table-cell>
          <table:table-cell table:formula="of:=EXP(-2*([.C175]-MEAN)*([.C175]-MEAN)/(FWHM*FWHM))" office:value-type="float" office:value="1.70683603385283E-024" calcext:value-type="float">
            <text:p>1.70683603385283E-24</text:p>
          </table:table-cell>
        </table:table-row>
        <table:table-row table:style-name="ro1">
          <table:table-cell/>
          <table:table-cell office:value-type="float" office:value="2.298" calcext:value-type="float">
            <text:p>2.298</text:p>
          </table:table-cell>
          <table:table-cell table:formula="of:=hcnm/[.B176]" office:value-type="float" office:value="539.530869886858" calcext:value-type="float">
            <text:p>539.5</text:p>
          </table:table-cell>
          <table:table-cell office:value-type="float" office:value="0.035" calcext:value-type="float">
            <text:p>0.035</text:p>
          </table:table-cell>
          <table:table-cell table:formula="of:=EXP(-2*([.C176]-MEAN)*([.C176]-MEAN)/(FWHM*FWHM))" office:value-type="float" office:value="3.28171749417729E-029" calcext:value-type="float">
            <text:p>3.28171749417729E-29</text:p>
          </table:table-cell>
        </table:table-row>
        <table:table-row table:style-name="ro1">
          <table:table-cell/>
          <table:table-cell office:value-type="float" office:value="2.256" calcext:value-type="float">
            <text:p>2.256</text:p>
          </table:table-cell>
          <table:table-cell table:formula="of:=hcnm/[.B177]" office:value-type="float" office:value="549.575327570922" calcext:value-type="float">
            <text:p>549.6</text:p>
          </table:table-cell>
          <table:table-cell office:value-type="float" office:value="0.02" calcext:value-type="float">
            <text:p>0.02</text:p>
          </table:table-cell>
          <table:table-cell table:formula="of:=EXP(-2*([.C177]-MEAN)*([.C177]-MEAN)/(FWHM*FWHM))" office:value-type="float" office:value="1.99936966780054E-034" calcext:value-type="float">
            <text:p>1.99936966780054E-34</text:p>
          </table:table-cell>
        </table:table-row>
        <table:table-row table:style-name="ro1">
          <table:table-cell/>
          <table:table-cell office:value-type="float" office:value="2.216" calcext:value-type="float">
            <text:p>2.216</text:p>
          </table:table-cell>
          <table:table-cell table:formula="of:=hcnm/[.B178]" office:value-type="float" office:value="559.495459837545" calcext:value-type="float">
            <text:p>559.5</text:p>
          </table:table-cell>
          <table:table-cell office:value-type="float" office:value="0.01" calcext:value-type="float">
            <text:p>0.01</text:p>
          </table:table-cell>
          <table:table-cell table:formula="of:=EXP(-2*([.C178]-MEAN)*([.C178]-MEAN)/(FWHM*FWHM))" office:value-type="float" office:value="5.25016831032102E-040" calcext:value-type="float">
            <text:p>5.25016831032102E-40</text:p>
          </table:table-cell>
        </table:table-row>
        <table:table-row table:style-name="ro1">
          <table:table-cell/>
          <table:table-cell office:value-type="float" office:value="2.177" calcext:value-type="float">
            <text:p>2.177</text:p>
          </table:table-cell>
          <table:table-cell table:formula="of:=hcnm/[.B179]" office:value-type="float" office:value="569.518575562701" calcext:value-type="float">
            <text:p>569.5</text:p>
          </table:table-cell>
          <table:table-cell office:value-type="float" office:value="0" calcext:value-type="float">
            <text:p>0</text:p>
          </table:table-cell>
          <table:table-cell table:formula="of:=EXP(-2*([.C179]-MEAN)*([.C179]-MEAN)/(FWHM*FWHM))" office:value-type="float" office:value="4.44073926790939E-046" calcext:value-type="float">
            <text:p>4.44073926790939E-46</text:p>
          </table:table-cell>
        </table:table-row>
        <table:table-row table:style-name="ro1">
          <table:table-cell/>
          <table:table-cell office:value-type="float" office:value="2.139" calcext:value-type="float">
            <text:p>2.139</text:p>
          </table:table-cell>
          <table:table-cell table:formula="of:=hcnm/[.B180]" office:value-type="float" office:value="579.636250116877" calcext:value-type="float">
            <text:p>579.6</text:p>
          </table:table-cell>
          <table:table-cell office:value-type="float" office:value="0" calcext:value-type="float">
            <text:p>0</text:p>
          </table:table-cell>
          <table:table-cell table:formula="of:=EXP(-2*([.C180]-MEAN)*([.C180]-MEAN)/(FWHM*FWHM))" office:value-type="float" office:value="1.18836163911148E-052" calcext:value-type="float">
            <text:p>1.18836163911148E-52</text:p>
          </table:table-cell>
        </table:table-row>
        <table:table-row table:style-name="ro1">
          <table:table-cell/>
          <table:table-cell office:value-type="float" office:value="2.103" calcext:value-type="float">
            <text:p>2.103</text:p>
          </table:table-cell>
          <table:table-cell table:formula="of:=hcnm/[.B181]" office:value-type="float" office:value="589.558696623871" calcext:value-type="float">
            <text:p>589.6</text:p>
          </table:table-cell>
          <table:table-cell office:value-type="float" office:value="0" calcext:value-type="float">
            <text:p>0</text:p>
          </table:table-cell>
          <table:table-cell table:formula="of:=EXP(-2*([.C181]-MEAN)*([.C181]-MEAN)/(FWHM*FWHM))" office:value-type="float" office:value="1.57569636947713E-059" calcext:value-type="float">
            <text:p>1.57569636947713E-59</text:p>
          </table:table-cell>
        </table:table-row>
        <table:table-row table:style-name="ro1">
          <table:table-cell/>
          <table:table-cell office:value-type="float" office:value="2.068" calcext:value-type="float">
            <text:p>2.068</text:p>
          </table:table-cell>
          <table:table-cell table:formula="of:=hcnm/[.B182]" office:value-type="float" office:value="599.53672098646" calcext:value-type="float">
            <text:p>599.5</text:p>
          </table:table-cell>
          <table:table-cell office:value-type="float" office:value="0" calcext:value-type="float">
            <text:p>0</text:p>
          </table:table-cell>
          <table:table-cell table:formula="of:=EXP(-2*([.C182]-MEAN)*([.C182]-MEAN)/(FWHM*FWHM))" office:value-type="float" office:value="7.0841958551394E-067" calcext:value-type="float">
            <text:p>7.0841958551394E-67</text:p>
          </table:table-cell>
        </table:table-row>
        <table:table-row table:style-name="ro1">
          <table:table-cell/>
          <table:table-cell office:value-type="float" office:value="2.034" calcext:value-type="float">
            <text:p>2.034</text:p>
          </table:table-cell>
          <table:table-cell table:formula="of:=hcnm/[.B183]" office:value-type="float" office:value="609.558475417896" calcext:value-type="float">
            <text:p>609.6</text:p>
          </table:table-cell>
          <table:table-cell office:value-type="float" office:value="0" calcext:value-type="float">
            <text:p>0</text:p>
          </table:table-cell>
          <table:table-cell table:formula="of:=EXP(-2*([.C183]-MEAN)*([.C183]-MEAN)/(FWHM*FWHM))" office:value-type="float" office:value="1.08561064884441E-074" calcext:value-type="float">
            <text:p>1.08561064884441E-74</text:p>
          </table:table-cell>
        </table:table-row>
      </table:table>
      <table:named-expressions>
        <table:named-range table:name="FWHM" table:base-cell-address="$Sheet1.$A$3" table:cell-range-address="$Sheet1.$A$3"/>
        <table:named-range table:name="hcnm" table:base-cell-address="$Sheet1.$A$1" table:cell-range-address="$Sheet1.$A$1"/>
        <table:named-range table:name="MEAN" table:base-cell-address="$Sheet1.$A$2" table:cell-range-address="$Sheet1.$A$2"/>
      </table:named-expressions>
      <table:database-ranges>
        <table:database-range table:name="__Anonymous_Sheet_DB__0" table:target-range-address="Sheet1.B2:Sheet1.D183" table:contains-header="false">
          <table:sort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7:03:20.061366909</meta:creation-date>
    <dc:date>2022-10-26T14:33:17.694488330</dc:date>
    <meta:editing-duration>PT4H50M43S</meta:editing-duration>
    <meta:editing-cycles>4</meta:editing-cycles>
    <meta:generator>LibreOffice/7.3.5.2$Linux_X86_64 LibreOffice_project/30$Build-2</meta:generator>
    <meta:document-statistic meta:table-count="1" meta:cell-count="7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4.121cm" svg:y="0.316cm" chart:style-name="ch2">
          <text:p>Scintillation component of EJ-200 PVT</text:p>
        </chart:title>
        <chart:legend chart:legend-position="top" svg:x="5.969cm" svg:y="1.28cm" style:legend-expansion="wide" chart:style-name="ch3"/>
        <chart:plot-area chart:style-name="ch4" table:cell-range-address="Sheet1.C1:Sheet1.D183" chart:data-source-has-labels="row" svg:x="1.331cm" svg:y="2.058cm" svg:width="14.352cm" svg:height="5.786cm">
          <chart:coordinate-region svg:x="2.059cm" svg:y="2.258cm" svg:width="13.2cm" svg:height="4.939cm"/>
          <chart:axis chart:dimension="x" chart:name="primary-x" chart:style-name="ch5">
            <chart:title svg:x="7.219cm" svg:y="8.024cm" chart:style-name="ch6">
              <text:p>Wavelength (nm)</text:p>
            </chart:title>
          </chart:axis>
          <chart:axis chart:dimension="y" chart:name="primary-y" chart:style-name="ch7">
            <chart:title svg:x="0.451cm" svg:y="6.662cm" chart:style-name="ch8">
              <text:p>scintillation component</text:p>
            </chart:title>
            <chart:grid chart:style-name="ch9" chart:class="major"/>
          </chart:axis>
          <chart:series chart:style-name="ch10" chart:values-cell-range-address="Sheet1.D2:Sheet1.D183" chart:label-cell-address="Sheet1.D1:Sheet1.D1" chart:class="chart:scatter">
            <chart:domain table:cell-range-address="Sheet1.C2:Sheet1.C183"/>
            <chart:data-point chart:repeated="1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cintillation compone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.966305293174">
                <text:p>220.966305293174</text:p>
                <draw:g>
                  <svg:desc>Sheet1.C2:Sheet1.C183</svg:desc>
                </draw:g>
              </table:table-cell>
              <table:table-cell office:value-type="float" office:value="0">
                <text:p>0</text:p>
                <draw:g>
                  <svg:desc>Sheet1.D2:Sheet1.D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.153696724262">
                <text:p>223.153696724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.713078281449">
                <text:p>225.71307828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.048944947349">
                <text:p>229.048944947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2.615748405253">
                <text:p>232.615748405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.197570646014">
                <text:p>234.197570646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.487547768281">
                <text:p>235.48754776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.83704660936">
                <text:p>236.83704660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.339473087274">
                <text:p>238.339473087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9.629288558175">
                <text:p>239.629288558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.073680536652">
                <text:p>241.073680536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.153939792116">
                <text:p>243.15393979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7.226707676969">
                <text:p>247.22670767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.321409045023">
                <text:p>250.321409045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.591302556818">
                <text:p>251.59130255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.771037512742">
                <text:p>252.771037512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.753978510029">
                <text:p>253.75397851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.639954610803">
                <text:p>254.639954610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.479484648671">
                <text:p>255.47948464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.165689876033">
                <text:p>256.165689876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.80239001657">
                <text:p>256.8023900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.602729898192">
                <text:p>257.602729898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.408073989162">
                <text:p>258.40807398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8.947773391813">
                <text:p>258.94777339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9.652762094241">
                <text:p>259.65276209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.306936594583">
                <text:p>260.306936594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964415701957">
                <text:p>260.96441570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570029324894">
                <text:p>261.57002932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2.289388407023">
                <text:p>262.289388407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.67837690678">
                <text:p>262.6783769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3.068520899639">
                <text:p>263.068520899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.459825541861">
                <text:p>263.45982554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.85229602043">
                <text:p>263.8522960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.245937553282">
                <text:p>264.24593755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4.640755389541">
                <text:p>264.640755389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.036754809748">
                <text:p>265.036754809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5.718375267895">
                <text:p>265.71837526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6.003419652435">
                <text:p>266.00341965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6.289076245704">
                <text:p>266.289076245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6.690027747903">
                <text:p>266.69002774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.092188496338">
                <text:p>267.0921884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7.207314439655">
                <text:p>267.20731443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7.611037988345">
                <text:p>267.611037988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7.900159680207">
                <text:p>267.900159680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7.958059001513">
                <text:p>267.95805900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8.131907223183">
                <text:p>268.13190722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8.596607235702">
                <text:p>268.5966072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9.121323855003">
                <text:p>269.121323855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1.716401271094">
                <text:p>271.71640127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.888281931464">
                <text:p>275.88828193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8.303465544332">
                <text:p>278.30346554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.380357078245">
                <text:p>280.380357078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2.617264417597">
                <text:p>282.61726441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4.563217580904">
                <text:p>284.563217580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.469948937153">
                <text:p>286.469948937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.469506514658">
                <text:p>288.469506514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.565254042653">
                <text:p>290.56525404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.691675873466">
                <text:p>292.69167587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.059956925274">
                <text:p>295.059956925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8.038927644231">
                <text:p>298.038927644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.253032423208">
                <text:p>302.25303242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6.588016567755">
                <text:p>306.588016567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.426123935904">
                <text:p>310.426123935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.302755415617">
                <text:p>312.302755415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3.328769016932">
                <text:p>313.328769016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4.202214647745">
                <text:p>314.20221464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5.160635231317">
                <text:p>315.16063523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6.205544248916">
                <text:p>316.205544248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7.095125063939">
                <text:p>317.09512506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8.561649280576">
                <text:p>318.56164928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.538246897621">
                <text:p>320.538246897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3.634022187418">
                <text:p>323.634022187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8.000512962963">
                <text:p>328.00051296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2.308212007505">
                <text:p>332.308212007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6.547757600434">
                <text:p>336.547757600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0.242024972558">
                <text:p>340.24202497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3.351409304902">
                <text:p>343.35140930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7.684222938867">
                <text:p>347.684222938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2.027807779671">
                <text:p>352.027807779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.378826961771">
                <text:p>356.37882696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0.523971794126">
                <text:p>360.523971794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4.337919188951">
                <text:p>364.33791918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.360574518518">
                <text:p>367.360574518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0.766130083732">
                <text:p>370.76613008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4.235417748264">
                <text:p>374.23541774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7.885382200549">
                <text:p>377.88538220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1.489827384615">
                <text:p>381.489827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5.044080434783">
                <text:p>385.044080434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.543384205578">
                <text:p>388.543384205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.747538291837">
                <text:p>390.74753829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.976842789223">
                <text:p>392.976842789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5.105780433397">
                <text:p>395.105780433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7.257910605575">
                <text:p>397.257910605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.562339349017">
                <text:p>399.5623393490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.633281179138">
                <text:p>401.6332811791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3.857309120521">
                <text:p>403.8573091205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5.840241898527">
                <text:p>405.8402418985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6.772289698163">
                <text:p>406.7722896981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8.111237327189">
                <text:p>408.1112373271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9.459028731836">
                <text:p>409.4590287318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0.951918793503">
                <text:p>410.9519187935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2.181495678192">
                <text:p>412.1814956781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3.142932022659">
                <text:p>413.142932022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4.524218990304">
                <text:p>414.52421899030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5.635916526986">
                <text:p>415.6359165269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6.613554771505">
                <text:p>416.6135547715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7.736502358491">
                <text:p>417.73650235849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8.865519932432">
                <text:p>418.8655199324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9.716296208531">
                <text:p>419.71629620853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0.570535617368">
                <text:p>420.57053561736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1.428259347383">
                <text:p>421.428259347383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2.145706162751">
                <text:p>422.14570616275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3.154245392491">
                <text:p>423.15424539249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4.022550957592">
                <text:p>424.022550957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4.748865707434">
                <text:p>424.748865707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5.62373463783">
                <text:p>425.62373463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6.50221499828">
                <text:p>426.50221499828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7.531703103448">
                <text:p>427.53170310344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8.418085348998">
                <text:p>428.418085348998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.308150623269">
                <text:p>429.30815062326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0.201921929216">
                <text:p>430.20192192921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1.249370086957">
                <text:p>431.24937008695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2.452716777119">
                <text:p>432.4527167771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3.511167482518">
                <text:p>433.51116748251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4.574812127585">
                <text:p>434.57481212758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5.796815114235">
                <text:p>435.796815114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7.025709904829">
                <text:p>437.02570990482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8.261554966419">
                <text:p>438.26155496641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9.816225257183">
                <text:p>439.8162252571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1.067925649235">
                <text:p>441.0679256492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2.326770959686">
                <text:p>442.3267709596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3.910468671679">
                <text:p>443.91046867167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5.665686196981">
                <text:p>445.66568619698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7.919775650289">
                <text:p>447.91977565028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0.03337168784">
                <text:p>450.033371687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2.167009117433">
                <text:p>452.1670091174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3.988260344196">
                <text:p>453.9882603441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5.322048843188">
                <text:p>455.32204884318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6.159653789551">
                <text:p>456.15965378955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7.337491331612">
                <text:p>457.3374913316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8.18253473762">
                <text:p>458.1825347376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8.691061413245">
                <text:p>458.6910614132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9.54111897702">
                <text:p>459.5411189770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0.394333085778">
                <text:p>460.39433308577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1.250721354167">
                <text:p>461.2507213541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2.455031331593">
                <text:p>462.4550313315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3.319110239163">
                <text:p>463.31911023916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4.534259647808">
                <text:p>464.5342596478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6.105992105263">
                <text:p>466.10599210526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7.335823218997">
                <text:p>467.33582321899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8.572161375661">
                <text:p>468.57216137566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9.993153525398">
                <text:p>469.9931535253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1.422790494297">
                <text:p>471.42279049429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2.861151411137">
                <text:p>472.86115141113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4.308316373374">
                <text:p>474.3083163733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5.947001535509">
                <text:p>475.94700153550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7.781094026975">
                <text:p>477.7810940269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9.443905259087">
                <text:p>479.4439052590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1.118331005045">
                <text:p>481.11833100504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2.616558583106">
                <text:p>482.6165585831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4.124146427177">
                <text:p>484.12414642717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5.451033281128">
                <text:p>485.451033281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6.785213584609">
                <text:p>486.7852135846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8.318999212288">
                <text:p>488.31899921228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9.862480837614">
                <text:p>489.8624808376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1.221053486529">
                <text:p>491.22105348652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2.782964626391">
                <text:p>492.7829646263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4.749377094972">
                <text:p>494.74937709497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6.731546073718">
                <text:p>496.7315460737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8.529127060716">
                <text:p>498.52912706071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9.734759774285">
                <text:p>499.73475977428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9.593891903">
                <text:p>509.5938919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9.631994551551">
                <text:p>519.6319945515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9.620648868005">
                <text:p>529.6206488680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9.530869886858">
                <text:p>539.53086988685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9.575327570922">
                <text:p>549.57532757092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9.495459837545">
                <text:p>559.4954598375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9.518575562701">
                <text:p>569.51857556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9.636250116877">
                <text:p>579.63625011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9.558696623871">
                <text:p>589.55869662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9.53672098646">
                <text:p>599.53672098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9.558475417896">
                <text:p>609.5584754178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4.809cm" svg:y="0.316cm" chart:style-name="ch2">
          <text:p>SC of EJ-200 with Gaussian Fit</text:p>
        </chart:title>
        <chart:legend chart:legend-position="top" svg:x="4.969cm" svg:y="1.28cm" style:legend-expansion="wide" chart:style-name="ch3"/>
        <chart:plot-area chart:style-name="ch4" table:cell-range-address="Sheet1.C88:Sheet1.E172 Sheet1.D1:Sheet1.E1" chart:data-source-has-labels="row" svg:x="1.331cm" svg:y="2.058cm" svg:width="14.352cm" svg:height="5.786cm">
          <chart:coordinate-region svg:x="2.058cm" svg:y="2.258cm" svg:width="13.2cm" svg:height="4.939cm"/>
          <chart:axis chart:dimension="x" chart:name="primary-x" chart:style-name="ch5">
            <chart:title svg:x="7.219cm" svg:y="8.024cm" chart:style-name="ch6">
              <text:p>Wavelength (nm)</text:p>
            </chart:title>
          </chart:axis>
          <chart:axis chart:dimension="y" chart:name="primary-y" chart:style-name="ch7">
            <chart:title svg:x="0.451cm" svg:y="5.233cm" chart:style-name="ch8">
              <text:p>SC</text:p>
            </chart:title>
            <chart:grid chart:style-name="ch9" chart:class="major"/>
          </chart:axis>
          <chart:series chart:style-name="ch10" chart:values-cell-range-address="Sheet1.D88:Sheet1.D172" chart:label-cell-address="Sheet1.D1:Sheet1.D1" chart:class="chart:scatter">
            <chart:domain table:cell-range-address="Sheet1.C88:Sheet1.C172"/>
            <chart:data-point chart:repeated="85"/>
          </chart:series>
          <chart:series chart:style-name="ch11" chart:values-cell-range-address="Sheet1.E88:Sheet1.E172" chart:label-cell-address="Sheet1.E1:Sheet1.E1" chart:class="chart:scatte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cintillation component</text:p>
                <draw:g>
                  <svg:desc>Sheet1.D1:Sheet1.D1</svg:desc>
                </draw:g>
              </table:table-cell>
              <table:table-cell office:value-type="string">
                <text:p>Gaussi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1.489827384615">
                <text:p>381.489827384615</text:p>
                <draw:g>
                  <svg:desc>Sheet1.C88:Sheet1.C172</svg:desc>
                </draw:g>
              </table:table-cell>
              <table:table-cell office:value-type="float" office:value="0">
                <text:p>0</text:p>
                <draw:g>
                  <svg:desc>Sheet1.D88:Sheet1.D172</svg:desc>
                </draw:g>
              </table:table-cell>
              <table:table-cell office:value-type="float" office:value="0.0000774656763818748">
                <text:p>0.0000774656763818748</text:p>
                <draw:g>
                  <svg:desc>Sheet1.E88:Sheet1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.044080434783">
                <text:p>385.044080434783</text:p>
              </table:table-cell>
              <table:table-cell office:value-type="float" office:value="0">
                <text:p>0</text:p>
              </table:table-cell>
              <table:table-cell office:value-type="float" office:value="0.000341426700604319">
                <text:p>0.000341426700604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8.543384205578">
                <text:p>388.543384205578</text:p>
              </table:table-cell>
              <table:table-cell office:value-type="float" office:value="0">
                <text:p>0</text:p>
              </table:table-cell>
              <table:table-cell office:value-type="float" office:value="0.00129995689090027">
                <text:p>0.0012999568909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.747538291837">
                <text:p>390.747538291837</text:p>
              </table:table-cell>
              <table:table-cell office:value-type="float" office:value="0">
                <text:p>0</text:p>
              </table:table-cell>
              <table:table-cell office:value-type="float" office:value="0.00283374629004786">
                <text:p>0.00283374629004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2.976842789223">
                <text:p>392.976842789223</text:p>
              </table:table-cell>
              <table:table-cell office:value-type="float" office:value="0">
                <text:p>0</text:p>
              </table:table-cell>
              <table:table-cell office:value-type="float" office:value="0.0059318864980549">
                <text:p>0.0059318864980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.105780433397">
                <text:p>395.105780433397</text:p>
              </table:table-cell>
              <table:table-cell office:value-type="float" office:value="0">
                <text:p>0</text:p>
              </table:table-cell>
              <table:table-cell office:value-type="float" office:value="0.0114665426643908">
                <text:p>0.0114665426643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7.257910605575">
                <text:p>397.257910605575</text:p>
              </table:table-cell>
              <table:table-cell office:value-type="float" office:value="0">
                <text:p>0</text:p>
              </table:table-cell>
              <table:table-cell office:value-type="float" office:value="0.0213198307165286">
                <text:p>0.0213198307165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.562339349017">
                <text:p>399.562339349017</text:p>
              </table:table-cell>
              <table:table-cell office:value-type="float" office:value="0.01">
                <text:p>0.01</text:p>
              </table:table-cell>
              <table:table-cell office:value-type="float" office:value="0.039345530375054">
                <text:p>0.039345530375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.633281179138">
                <text:p>401.633281179138</text:p>
              </table:table-cell>
              <table:table-cell office:value-type="float" office:value="0.07">
                <text:p>0.07</text:p>
              </table:table-cell>
              <table:table-cell office:value-type="float" office:value="0.0652181325404028">
                <text:p>0.0652181325404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.857309120521">
                <text:p>403.857309120521</text:p>
              </table:table-cell>
              <table:table-cell office:value-type="float" office:value="0.13">
                <text:p>0.13</text:p>
              </table:table-cell>
              <table:table-cell office:value-type="float" office:value="0.10698497358939">
                <text:p>0.10698497358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5.840241898527">
                <text:p>405.840241898527</text:p>
              </table:table-cell>
              <table:table-cell office:value-type="float" office:value="0.22">
                <text:p>0.22</text:p>
              </table:table-cell>
              <table:table-cell office:value-type="float" office:value="0.15953664203173">
                <text:p>0.15953664203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.772289698163">
                <text:p>406.772289698163</text:p>
              </table:table-cell>
              <table:table-cell office:value-type="float" office:value="0.3">
                <text:p>0.3</text:p>
              </table:table-cell>
              <table:table-cell office:value-type="float" office:value="0.189902002871689">
                <text:p>0.189902002871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.111237327189">
                <text:p>408.111237327189</text:p>
              </table:table-cell>
              <table:table-cell office:value-type="float" office:value="0.4">
                <text:p>0.4</text:p>
              </table:table-cell>
              <table:table-cell office:value-type="float" office:value="0.240231671555547">
                <text:p>0.240231671555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.459028731836">
                <text:p>409.459028731836</text:p>
              </table:table-cell>
              <table:table-cell office:value-type="float" office:value="0.5">
                <text:p>0.5</text:p>
              </table:table-cell>
              <table:table-cell office:value-type="float" office:value="0.298911140181535">
                <text:p>0.298911140181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0.951918793503">
                <text:p>410.951918793503</text:p>
              </table:table-cell>
              <table:table-cell office:value-type="float" office:value="0.6">
                <text:p>0.6</text:p>
              </table:table-cell>
              <table:table-cell office:value-type="float" office:value="0.372788916168034">
                <text:p>0.37278891616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.181495678192">
                <text:p>412.181495678192</text:p>
              </table:table-cell>
              <table:table-cell office:value-type="float" office:value="0.7">
                <text:p>0.7</text:p>
              </table:table-cell>
              <table:table-cell office:value-type="float" office:value="0.439740602697154">
                <text:p>0.439740602697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.142932022659">
                <text:p>413.142932022659</text:p>
              </table:table-cell>
              <table:table-cell office:value-type="float" office:value="0.8">
                <text:p>0.8</text:p>
              </table:table-cell>
              <table:table-cell office:value-type="float" office:value="0.495122384728754">
                <text:p>0.495122384728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.524218990304">
                <text:p>414.524218990304</text:p>
              </table:table-cell>
              <table:table-cell office:value-type="float" office:value="0.85">
                <text:p>0.85</text:p>
              </table:table-cell>
              <table:table-cell office:value-type="float" office:value="0.577694591239399">
                <text:p>0.577694591239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5.635916526986">
                <text:p>415.635916526986</text:p>
              </table:table-cell>
              <table:table-cell office:value-type="float" office:value="0.87">
                <text:p>0.87</text:p>
              </table:table-cell>
              <table:table-cell office:value-type="float" office:value="0.645048161199314">
                <text:p>0.645048161199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6.613554771505">
                <text:p>416.613554771505</text:p>
              </table:table-cell>
              <table:table-cell office:value-type="float" office:value="0.9">
                <text:p>0.9</text:p>
              </table:table-cell>
              <table:table-cell office:value-type="float" office:value="0.70351764721984">
                <text:p>0.70351764721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.736502358491">
                <text:p>417.736502358491</text:p>
              </table:table-cell>
              <table:table-cell office:value-type="float" office:value="0.93">
                <text:p>0.93</text:p>
              </table:table-cell>
              <table:table-cell office:value-type="float" office:value="0.768133302493512">
                <text:p>0.768133302493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8.865519932432">
                <text:p>418.865519932432</text:p>
              </table:table-cell>
              <table:table-cell office:value-type="float" office:value="0.96">
                <text:p>0.96</text:p>
              </table:table-cell>
              <table:table-cell office:value-type="float" office:value="0.828482778661994">
                <text:p>0.828482778661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.716296208531">
                <text:p>419.716296208531</text:p>
              </table:table-cell>
              <table:table-cell office:value-type="float" office:value="0.97">
                <text:p>0.97</text:p>
              </table:table-cell>
              <table:table-cell office:value-type="float" office:value="0.869716807642369">
                <text:p>0.869716807642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.570535617368">
                <text:p>420.570535617368</text:p>
              </table:table-cell>
              <table:table-cell office:value-type="float" office:value="0.98">
                <text:p>0.98</text:p>
              </table:table-cell>
              <table:table-cell office:value-type="float" office:value="0.906557542097014">
                <text:p>0.906557542097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1.428259347383">
                <text:p>421.428259347383</text:p>
              </table:table-cell>
              <table:table-cell office:value-type="float" office:value="0.985">
                <text:p>0.985</text:p>
              </table:table-cell>
              <table:table-cell office:value-type="float" office:value="0.938205138197702">
                <text:p>0.938205138197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145706162751">
                <text:p>422.145706162751</text:p>
              </table:table-cell>
              <table:table-cell office:value-type="float" office:value="0.99">
                <text:p>0.99</text:p>
              </table:table-cell>
              <table:table-cell office:value-type="float" office:value="0.960083550490093">
                <text:p>0.960083550490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.154245392491">
                <text:p>423.154245392491</text:p>
              </table:table-cell>
              <table:table-cell office:value-type="float" office:value="0.995">
                <text:p>0.995</text:p>
              </table:table-cell>
              <table:table-cell office:value-type="float" office:value="0.983110208812683">
                <text:p>0.983110208812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4.022550957592">
                <text:p>424.022550957592</text:p>
              </table:table-cell>
              <table:table-cell office:value-type="float" office:value="1">
                <text:p>1</text:p>
              </table:table-cell>
              <table:table-cell office:value-type="float" office:value="0.995234358723343">
                <text:p>0.995234358723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4.748865707434">
                <text:p>424.748865707434</text:p>
              </table:table-cell>
              <table:table-cell office:value-type="float" office:value="1">
                <text:p>1</text:p>
              </table:table-cell>
              <table:table-cell office:value-type="float" office:value="0.999684707550601">
                <text:p>0.999684707550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5.62373463783">
                <text:p>425.62373463783</text:p>
              </table:table-cell>
              <table:table-cell office:value-type="float" office:value="1">
                <text:p>1</text:p>
              </table:table-cell>
              <table:table-cell office:value-type="float" office:value="0.998056666230856">
                <text:p>0.9980566662308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6.50221499828">
                <text:p>426.50221499828</text:p>
              </table:table-cell>
              <table:table-cell office:value-type="float" office:value="0.995">
                <text:p>0.995</text:p>
              </table:table-cell>
              <table:table-cell office:value-type="float" office:value="0.988780167613254">
                <text:p>0.9887801676132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7.531703103448">
                <text:p>427.531703103448</text:p>
              </table:table-cell>
              <table:table-cell office:value-type="float" office:value="0.99">
                <text:p>0.99</text:p>
              </table:table-cell>
              <table:table-cell office:value-type="float" office:value="0.968460479338278">
                <text:p>0.968460479338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8.418085348998">
                <text:p>428.418085348998</text:p>
              </table:table-cell>
              <table:table-cell office:value-type="float" office:value="0.985">
                <text:p>0.985</text:p>
              </table:table-cell>
              <table:table-cell office:value-type="float" office:value="0.943256963920238">
                <text:p>0.943256963920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9.308150623269">
                <text:p>429.308150623269</text:p>
              </table:table-cell>
              <table:table-cell office:value-type="float" office:value="0.98">
                <text:p>0.98</text:p>
              </table:table-cell>
              <table:table-cell office:value-type="float" office:value="0.911375019951541">
                <text:p>0.911375019951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0.201921929216">
                <text:p>430.201921929216</text:p>
              </table:table-cell>
              <table:table-cell office:value-type="float" office:value="0.97">
                <text:p>0.97</text:p>
              </table:table-cell>
              <table:table-cell office:value-type="float" office:value="0.873453872224349">
                <text:p>0.873453872224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1.249370086957">
                <text:p>431.249370086957</text:p>
              </table:table-cell>
              <table:table-cell office:value-type="float" office:value="0.96">
                <text:p>0.96</text:p>
              </table:table-cell>
              <table:table-cell office:value-type="float" office:value="0.822609945925127">
                <text:p>0.822609945925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.452716777119">
                <text:p>432.452716777119</text:p>
              </table:table-cell>
              <table:table-cell office:value-type="float" office:value="0.95">
                <text:p>0.95</text:p>
              </table:table-cell>
              <table:table-cell office:value-type="float" office:value="0.757512729742101">
                <text:p>0.757512729742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3.511167482518">
                <text:p>433.511167482518</text:p>
              </table:table-cell>
              <table:table-cell office:value-type="float" office:value="0.94">
                <text:p>0.94</text:p>
              </table:table-cell>
              <table:table-cell office:value-type="float" office:value="0.696143223047216">
                <text:p>0.696143223047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.574812127585">
                <text:p>434.574812127585</text:p>
              </table:table-cell>
              <table:table-cell office:value-type="float" office:value="0.92">
                <text:p>0.92</text:p>
              </table:table-cell>
              <table:table-cell office:value-type="float" office:value="0.632303906061015">
                <text:p>0.632303906061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5.796815114235">
                <text:p>435.796815114235</text:p>
              </table:table-cell>
              <table:table-cell office:value-type="float" office:value="0.9">
                <text:p>0.9</text:p>
              </table:table-cell>
              <table:table-cell office:value-type="float" office:value="0.558301531760073">
                <text:p>0.55830153176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7.025709904829">
                <text:p>437.025709904829</text:p>
              </table:table-cell>
              <table:table-cell office:value-type="float" office:value="0.87">
                <text:p>0.87</text:p>
              </table:table-cell>
              <table:table-cell office:value-type="float" office:value="0.485251243870824">
                <text:p>0.485251243870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8.261554966419">
                <text:p>438.261554966419</text:p>
              </table:table-cell>
              <table:table-cell office:value-type="float" office:value="0.85">
                <text:p>0.85</text:p>
              </table:table-cell>
              <table:table-cell office:value-type="float" office:value="0.415055015263861">
                <text:p>0.415055015263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.816225257183">
                <text:p>439.816225257183</text:p>
              </table:table-cell>
              <table:table-cell office:value-type="float" office:value="0.83">
                <text:p>0.83</text:p>
              </table:table-cell>
              <table:table-cell office:value-type="float" office:value="0.333670048054138">
                <text:p>0.333670048054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.067925649235">
                <text:p>441.067925649235</text:p>
              </table:table-cell>
              <table:table-cell office:value-type="float" office:value="0.8">
                <text:p>0.8</text:p>
              </table:table-cell>
              <table:table-cell office:value-type="float" office:value="0.275025578380905">
                <text:p>0.275025578380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2.326770959686">
                <text:p>442.326770959686</text:p>
              </table:table-cell>
              <table:table-cell office:value-type="float" office:value="0.75">
                <text:p>0.75</text:p>
              </table:table-cell>
              <table:table-cell office:value-type="float" office:value="0.222888204253147">
                <text:p>0.222888204253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3.910468671679">
                <text:p>443.910468671679</text:p>
              </table:table-cell>
              <table:table-cell office:value-type="float" office:value="0.73">
                <text:p>0.73</text:p>
              </table:table-cell>
              <table:table-cell office:value-type="float" office:value="0.1672895514503">
                <text:p>0.1672895514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.665686196981">
                <text:p>445.665686196981</text:p>
              </table:table-cell>
              <table:table-cell office:value-type="float" office:value="0.7">
                <text:p>0.7</text:p>
              </table:table-cell>
              <table:table-cell office:value-type="float" office:value="0.118202865681421">
                <text:p>0.118202865681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7.919775650289">
                <text:p>447.919775650289</text:p>
              </table:table-cell>
              <table:table-cell office:value-type="float" office:value="0.63">
                <text:p>0.63</text:p>
              </table:table-cell>
              <table:table-cell office:value-type="float" office:value="0.0723253506919038">
                <text:p>0.0723253506919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0.03337168784">
                <text:p>450.03337168784</text:p>
              </table:table-cell>
              <table:table-cell office:value-type="float" office:value="0.6">
                <text:p>0.6</text:p>
              </table:table-cell>
              <table:table-cell office:value-type="float" office:value="0.0435716534494774">
                <text:p>0.0435716534494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2.167009117433">
                <text:p>452.167009117433</text:p>
              </table:table-cell>
              <table:table-cell office:value-type="float" office:value="0.55">
                <text:p>0.55</text:p>
              </table:table-cell>
              <table:table-cell office:value-type="float" office:value="0.0249662111588266">
                <text:p>0.024966211158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3.988260344196">
                <text:p>453.988260344196</text:p>
              </table:table-cell>
              <table:table-cell office:value-type="float" office:value="0.5">
                <text:p>0.5</text:p>
              </table:table-cell>
              <table:table-cell office:value-type="float" office:value="0.0149716601398385">
                <text:p>0.0149716601398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.322048843188">
                <text:p>455.322048843188</text:p>
              </table:table-cell>
              <table:table-cell office:value-type="float" office:value="0.48">
                <text:p>0.48</text:p>
              </table:table-cell>
              <table:table-cell office:value-type="float" office:value="0.0100806933876914">
                <text:p>0.0100806933876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6.159653789551">
                <text:p>456.159653789551</text:p>
              </table:table-cell>
              <table:table-cell office:value-type="float" office:value="0.47">
                <text:p>0.47</text:p>
              </table:table-cell>
              <table:table-cell office:value-type="float" office:value="0.00779229291627983">
                <text:p>0.007792292916279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7.337491331612">
                <text:p>457.337491331612</text:p>
              </table:table-cell>
              <table:table-cell office:value-type="float" office:value="0.46">
                <text:p>0.46</text:p>
              </table:table-cell>
              <table:table-cell office:value-type="float" office:value="0.00536120386140324">
                <text:p>0.00536120386140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8.18253473762">
                <text:p>458.18253473762</text:p>
              </table:table-cell>
              <table:table-cell office:value-type="float" office:value="0.45">
                <text:p>0.45</text:p>
              </table:table-cell>
              <table:table-cell office:value-type="float" office:value="0.00406474992041949">
                <text:p>0.00406474992041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8.691061413245">
                <text:p>458.691061413245</text:p>
              </table:table-cell>
              <table:table-cell office:value-type="float" office:value="0.445">
                <text:p>0.445</text:p>
              </table:table-cell>
              <table:table-cell office:value-type="float" office:value="0.00342916634395461">
                <text:p>0.003429166343954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.54111897702">
                <text:p>459.54111897702</text:p>
              </table:table-cell>
              <table:table-cell office:value-type="float" office:value="0.44">
                <text:p>0.44</text:p>
              </table:table-cell>
              <table:table-cell office:value-type="float" office:value="0.00256590380724976">
                <text:p>0.002565903807249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0.394333085778">
                <text:p>460.394333085778</text:p>
              </table:table-cell>
              <table:table-cell office:value-type="float" office:value="0.43">
                <text:p>0.43</text:p>
              </table:table-cell>
              <table:table-cell office:value-type="float" office:value="0.00190400812948429">
                <text:p>0.00190400812948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1.250721354167">
                <text:p>461.250721354167</text:p>
              </table:table-cell>
              <table:table-cell office:value-type="float" office:value="0.42">
                <text:p>0.42</text:p>
              </table:table-cell>
              <table:table-cell office:value-type="float" office:value="0.00140099302043168">
                <text:p>0.00140099302043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2.455031331593">
                <text:p>462.455031331593</text:p>
              </table:table-cell>
              <table:table-cell office:value-type="float" office:value="0.4">
                <text:p>0.4</text:p>
              </table:table-cell>
              <table:table-cell office:value-type="float" office:value="0.000898847779141169">
                <text:p>0.000898847779141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3.319110239163">
                <text:p>463.319110239163</text:p>
              </table:table-cell>
              <table:table-cell office:value-type="float" office:value="0.39">
                <text:p>0.39</text:p>
              </table:table-cell>
              <table:table-cell office:value-type="float" office:value="0.000647902038881522">
                <text:p>0.000647902038881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4.534259647808">
                <text:p>464.534259647808</text:p>
              </table:table-cell>
              <table:table-cell office:value-type="float" office:value="0.36">
                <text:p>0.36</text:p>
              </table:table-cell>
              <table:table-cell office:value-type="float" office:value="0.000403720226120429">
                <text:p>0.000403720226120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6.105992105263">
                <text:p>466.105992105263</text:p>
              </table:table-cell>
              <table:table-cell office:value-type="float" office:value="0.35">
                <text:p>0.35</text:p>
              </table:table-cell>
              <table:table-cell office:value-type="float" office:value="0.000214218735856811">
                <text:p>0.000214218735856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7.335823218997">
                <text:p>467.335823218997</text:p>
              </table:table-cell>
              <table:table-cell office:value-type="float" office:value="0.34">
                <text:p>0.34</text:p>
              </table:table-cell>
              <table:table-cell office:value-type="float" office:value="0.000128239668052729">
                <text:p>0.000128239668052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8.572161375661">
                <text:p>468.572161375661</text:p>
              </table:table-cell>
              <table:table-cell office:value-type="float" office:value="0.32">
                <text:p>0.32</text:p>
              </table:table-cell>
              <table:table-cell office:value-type="float" office:value="0.0000754027934873065">
                <text:p>0.00007540279348730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9.993153525398">
                <text:p>469.993153525398</text:p>
              </table:table-cell>
              <table:table-cell office:value-type="float" office:value="0.3">
                <text:p>0.3</text:p>
              </table:table-cell>
              <table:table-cell office:value-type="float" office:value="0.0000401889160381915">
                <text:p>0.0000401889160381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1.422790494297">
                <text:p>471.422790494297</text:p>
              </table:table-cell>
              <table:table-cell office:value-type="float" office:value="0.29">
                <text:p>0.29</text:p>
              </table:table-cell>
              <table:table-cell office:value-type="float" office:value="0.0000209080274046946">
                <text:p>0.0000209080274046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2.861151411137">
                <text:p>472.861151411137</text:p>
              </table:table-cell>
              <table:table-cell office:value-type="float" office:value="0.27">
                <text:p>0.27</text:p>
              </table:table-cell>
              <table:table-cell office:value-type="float" office:value="0.0000106128070699997">
                <text:p>0.00001061280706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4.308316373374">
                <text:p>474.308316373374</text:p>
              </table:table-cell>
              <table:table-cell office:value-type="float" office:value="0.25">
                <text:p>0.25</text:p>
              </table:table-cell>
              <table:table-cell office:value-type="float" office:value="0.00000525384526576391">
                <text:p>0.00000525384526576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5.947001535509">
                <text:p>475.947001535509</text:p>
              </table:table-cell>
              <table:table-cell office:value-type="float" office:value="0.24">
                <text:p>0.24</text:p>
              </table:table-cell>
              <table:table-cell office:value-type="float" office:value="0.00000231064274557557">
                <text:p>0.000002310642745575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7.781094026975">
                <text:p>477.781094026975</text:p>
              </table:table-cell>
              <table:table-cell office:value-type="float" office:value="0.22">
                <text:p>0.22</text:p>
              </table:table-cell>
              <table:table-cell office:value-type="float" office:value="0.00000089251775188624">
                <text:p>0.000000892517751886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9.443905259087">
                <text:p>479.443905259087</text:p>
              </table:table-cell>
              <table:table-cell office:value-type="float" office:value="0.2">
                <text:p>0.2</text:p>
              </table:table-cell>
              <table:table-cell office:value-type="float" office:value="0.0000003659774566471">
                <text:p>0.0000003659774566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.118331005045">
                <text:p>481.118331005045</text:p>
              </table:table-cell>
              <table:table-cell office:value-type="float" office:value="0.18">
                <text:p>0.18</text:p>
              </table:table-cell>
              <table:table-cell office:value-type="float" office:value="0.00000014502852728809">
                <text:p>0.00000014502852728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2.616558583106">
                <text:p>482.616558583106</text:p>
              </table:table-cell>
              <table:table-cell office:value-type="float" office:value="0.17">
                <text:p>0.17</text:p>
              </table:table-cell>
              <table:table-cell office:value-type="float" office:value="0.00000006186327587604">
                <text:p>0.00000006186327587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4.124146427177">
                <text:p>484.124146427177</text:p>
              </table:table-cell>
              <table:table-cell office:value-type="float" office:value="0.16">
                <text:p>0.16</text:p>
              </table:table-cell>
              <table:table-cell office:value-type="float" office:value="0.00000002566023155811">
                <text:p>0.000000025660231558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5.451033281128">
                <text:p>485.451033281128</text:p>
              </table:table-cell>
              <table:table-cell office:value-type="float" office:value="0.15">
                <text:p>0.15</text:p>
              </table:table-cell>
              <table:table-cell office:value-type="float" office:value="0.00000001160723619069">
                <text:p>0.00000001160723619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6.785213584609">
                <text:p>486.785213584609</text:p>
              </table:table-cell>
              <table:table-cell office:value-type="float" office:value="0.14">
                <text:p>0.14</text:p>
              </table:table-cell>
              <table:table-cell office:value-type="float" office:value="0.00000000513563115641">
                <text:p>0.00000000513563115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8.318999212288">
                <text:p>488.318999212288</text:p>
              </table:table-cell>
              <table:table-cell office:value-type="float" office:value="0.13">
                <text:p>0.13</text:p>
              </table:table-cell>
              <table:table-cell office:value-type="float" office:value="0.00000000196754688492">
                <text:p>0.00000000196754688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9.862480837614">
                <text:p>489.862480837614</text:p>
              </table:table-cell>
              <table:table-cell office:value-type="float" office:value="0.12">
                <text:p>0.12</text:p>
              </table:table-cell>
              <table:table-cell office:value-type="float" office:value="0.00000000073165860158">
                <text:p>0.00000000073165860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.221053486529">
                <text:p>491.221053486529</text:p>
              </table:table-cell>
              <table:table-cell office:value-type="float" office:value="0.11">
                <text:p>0.11</text:p>
              </table:table-cell>
              <table:table-cell office:value-type="float" office:value="0.00000000030032988633">
                <text:p>0.000000000300329886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2.782964626391">
                <text:p>492.782964626391</text:p>
              </table:table-cell>
              <table:table-cell office:value-type="float" office:value="0.1">
                <text:p>0.1</text:p>
              </table:table-cell>
              <table:table-cell office:value-type="float" office:value="0.0000000001054639985">
                <text:p>0.0000000001054639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4.749377094972">
                <text:p>494.749377094972</text:p>
              </table:table-cell>
              <table:table-cell office:value-type="float" office:value="0.098">
                <text:p>0.098</text:p>
              </table:table-cell>
              <table:table-cell office:value-type="float" office:value="0.00000000002727970694">
                <text:p>0.00000000002727970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6.731546073718">
                <text:p>496.731546073718</text:p>
              </table:table-cell>
              <table:table-cell office:value-type="float" office:value="0.095">
                <text:p>0.095</text:p>
              </table:table-cell>
              <table:table-cell office:value-type="float" office:value="0.00000000000671233988">
                <text:p>0.00000000000671233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8.529127060716">
                <text:p>498.529127060716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181913022">
                <text:p>0.00000000000181913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9.734759774285">
                <text:p>499.734759774285</text:p>
              </table:table-cell>
              <table:table-cell office:value-type="float" office:value="0.085">
                <text:p>0.085</text:p>
              </table:table-cell>
              <table:table-cell office:value-type="float" office:value="0.00000000000074423348">
                <text:p>0.000000000000744233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